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1000002B4900000A518DD4C924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0.524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ABR-201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ABR-2015'.A5" table:end-x="1.936cm" table:end-y="0.237cm" draw:z-index="0" draw:name="AutoShape 1" draw:style-name="gr1" draw:text-style-name="P1" svg:width="1.768cm" svg:height="1.976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ABR-2015'.A4" table:end-x="7.799cm" table:end-y="0.37cm" draw:z-index="1" draw:name="Picture 2" draw:style-name="gr2" draw:text-style-name="P2" svg:width="7.72cm" svg:height="1.816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3">
          <table:table-cell table:style-name="ce1"/>
          <table:table-cell table:style-name="ce13"/>
          <table:table-cell table:style-name="ce1" table:number-columns-repeated="1022"/>
        </table:table-row>
        <table:table-row table:style-name="ro3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4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5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6">
          <table:table-cell table:style-name="ce3" office:value-type="string" calcext:value-type="string" table:number-columns-spanned="29" table:number-rows-spanned="1">
            <text:p>Período: Abril-2015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>
          <table:table-cell table:style-name="ce5" office:value-type="string" calcext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6" office:value-type="string" calcext:value-type="string">
            <text:p>RECEITAS </text:p>
          </table:table-cell>
          <table:table-cell table:style-name="ce14" office:value-type="string" calcext:value-type="string">
            <text:p>AC</text:p>
          </table:table-cell>
          <table:table-cell table:style-name="ce14" office:value-type="string" calcext:value-type="string">
            <text:p>AL</text:p>
          </table:table-cell>
          <table:table-cell table:style-name="ce14" office:value-type="string" calcext:value-type="string">
            <text:p>AM</text:p>
          </table:table-cell>
          <table:table-cell table:style-name="ce14" office:value-type="string" calcext:value-type="string">
            <text:p>AP</text:p>
          </table:table-cell>
          <table:table-cell table:style-name="ce14" office:value-type="string" calcext:value-type="string">
            <text:p>BA</text:p>
          </table:table-cell>
          <table:table-cell table:style-name="ce14" office:value-type="string" calcext:value-type="string">
            <text:p>CE</text:p>
          </table:table-cell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MA</text:p>
          </table:table-cell>
          <table:table-cell table:style-name="ce14" office:value-type="string" calcext:value-type="string">
            <text:p>MG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MT</text:p>
          </table:table-cell>
          <table:table-cell table:style-name="ce14" office:value-type="string" calcext:value-type="string">
            <text:p>PA</text:p>
          </table:table-cell>
          <table:table-cell table:style-name="ce14" office:value-type="string" calcext:value-type="string">
            <text:p>PB</text:p>
          </table:table-cell>
          <table:table-cell table:style-name="ce14" office:value-type="string" calcext:value-type="string">
            <text:p>PE</text:p>
          </table:table-cell>
          <table:table-cell table:style-name="ce14" office:value-type="string" calcext:value-type="string">
            <text:p>PI</text:p>
          </table:table-cell>
          <table:table-cell table:style-name="ce14" office:value-type="string" calcext:value-type="string">
            <text:p>PR</text:p>
          </table:table-cell>
          <table:table-cell table:style-name="ce14" office:value-type="string" calcext:value-type="string">
            <text:p>RJ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RO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RS</text:p>
          </table:table-cell>
          <table:table-cell table:style-name="ce14" office:value-type="string" calcext:value-type="string">
            <text:p>SC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TO</text:p>
          </table:table-cell>
          <table:table-cell table:style-name="ce24" office:value-type="string" calcext:value-type="string">
            <text:p>TOTAL</text:p>
          </table:table-cell>
          <table:table-cell table:style-name="ce29" table:number-columns-repeated="995"/>
        </table:table-row>
        <table:table-row table:style-name="ro1">
          <table:table-cell table:style-name="ce7" office:value-type="string" calcext:value-type="string">
            <text:p>IMPOSTO SOBRE IMPORTAÇÃO</text:p>
          </table:table-cell>
          <table:table-cell table:style-name="ce15" office:value-type="float" office:value="330" calcext:value-type="float">
            <text:p>330 </text:p>
          </table:table-cell>
          <table:table-cell table:style-name="ce15" office:value-type="float" office:value="88117" calcext:value-type="float">
            <text:p>88.117 </text:p>
          </table:table-cell>
          <table:table-cell table:style-name="ce15" office:value-type="float" office:value="61169165" calcext:value-type="float">
            <text:p>61.169.165 </text:p>
          </table:table-cell>
          <table:table-cell table:style-name="ce15" office:value-type="float" office:value="28081" calcext:value-type="float">
            <text:p>28.081 </text:p>
          </table:table-cell>
          <table:table-cell table:style-name="ce15" office:value-type="float" office:value="77808975" calcext:value-type="float">
            <text:p>77.808.975 </text:p>
          </table:table-cell>
          <table:table-cell table:style-name="ce15" office:value-type="float" office:value="45461151" calcext:value-type="float">
            <text:p>45.461.151 </text:p>
          </table:table-cell>
          <table:table-cell table:style-name="ce15" office:value-type="float" office:value="1810414" calcext:value-type="float">
            <text:p>1.810.414 </text:p>
          </table:table-cell>
          <table:table-cell table:style-name="ce15" office:value-type="float" office:value="176286852" calcext:value-type="float">
            <text:p>176.286.852 </text:p>
          </table:table-cell>
          <table:table-cell table:style-name="ce15" office:value-type="float" office:value="36152134" calcext:value-type="float">
            <text:p>36.152.134 </text:p>
          </table:table-cell>
          <table:table-cell table:style-name="ce15" office:value-type="float" office:value="6358185" calcext:value-type="float">
            <text:p>6.358.185 </text:p>
          </table:table-cell>
          <table:table-cell table:style-name="ce15" office:value-type="float" office:value="77780236" calcext:value-type="float">
            <text:p>77.780.236 </text:p>
          </table:table-cell>
          <table:table-cell table:style-name="ce15" office:value-type="float" office:value="203052" calcext:value-type="float">
            <text:p>203.052 </text:p>
          </table:table-cell>
          <table:table-cell table:style-name="ce15" office:value-type="float" office:value="1656098" calcext:value-type="float">
            <text:p>1.656.098 </text:p>
          </table:table-cell>
          <table:table-cell table:style-name="ce15" office:value-type="float" office:value="5795692" calcext:value-type="float">
            <text:p>5.795.692 </text:p>
          </table:table-cell>
          <table:table-cell table:style-name="ce15" office:value-type="float" office:value="10632110" calcext:value-type="float">
            <text:p>10.632.110 </text:p>
          </table:table-cell>
          <table:table-cell table:style-name="ce15" office:value-type="float" office:value="110512977" calcext:value-type="float">
            <text:p>110.512.977 </text:p>
          </table:table-cell>
          <table:table-cell table:style-name="ce15" office:value-type="float" office:value="96248" calcext:value-type="float">
            <text:p>96.248 </text:p>
          </table:table-cell>
          <table:table-cell table:style-name="ce15" office:value-type="float" office:value="266267237" calcext:value-type="float">
            <text:p>266.267.237 </text:p>
          </table:table-cell>
          <table:table-cell table:style-name="ce15" office:value-type="float" office:value="306597788" calcext:value-type="float">
            <text:p>306.597.788 </text:p>
          </table:table-cell>
          <table:table-cell table:style-name="ce15" office:value-type="float" office:value="1491145" calcext:value-type="float">
            <text:p>1.491.145 </text:p>
          </table:table-cell>
          <table:table-cell table:style-name="ce15" office:value-type="float" office:value="35416" calcext:value-type="float">
            <text:p>35.416 </text:p>
          </table:table-cell>
          <table:table-cell table:style-name="ce15" office:value-type="float" office:value="25848" calcext:value-type="float">
            <text:p>25.848 </text:p>
          </table:table-cell>
          <table:table-cell table:style-name="ce15" office:value-type="float" office:value="106970993" calcext:value-type="float">
            <text:p>106.970.993 </text:p>
          </table:table-cell>
          <table:table-cell table:style-name="ce15" office:value-type="float" office:value="452351330" calcext:value-type="float">
            <text:p>452.351.330 </text:p>
          </table:table-cell>
          <table:table-cell table:style-name="ce15" office:value-type="float" office:value="212734" calcext:value-type="float">
            <text:p>212.734 </text:p>
          </table:table-cell>
          <table:table-cell table:style-name="ce15" office:value-type="float" office:value="1543439717" calcext:value-type="float">
            <text:p>1.543.439.717 </text:p>
          </table:table-cell>
          <table:table-cell table:style-name="ce15" office:value-type="float" office:value="1776" calcext:value-type="float">
            <text:p>1.776 </text:p>
          </table:table-cell>
          <table:table-cell table:style-name="ce25" office:value-type="float" office:value="3289233800" calcext:value-type="float">
            <text:p>3.289.233.80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EXPORTAÇÃO</text:p>
          </table:table-cell>
          <table:table-cell table:style-name="ce15" office:value-type="float" office:value="-0" calcext:value-type="float">
            <text:p>- </text:p>
          </table:table-cell>
          <table:table-cell table:style-name="ce15" office:value-type="float" office:value="1219" calcext:value-type="float">
            <text:p>1.219 </text:p>
          </table:table-cell>
          <table:table-cell table:style-name="ce15" office:value-type="float" office:value="1429" calcext:value-type="float">
            <text:p>1.429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54" calcext:value-type="float">
            <text:p>154 </text:p>
          </table:table-cell>
          <table:table-cell table:style-name="ce15" office:value-type="float" office:value="-11" calcext:value-type="float">
            <text:p>(11)</text:p>
          </table:table-cell>
          <table:table-cell table:style-name="ce15" office:value-type="float" office:value="172" calcext:value-type="float">
            <text:p>172 </text:p>
          </table:table-cell>
          <table:table-cell table:style-name="ce15" office:value-type="float" office:value="-246" calcext:value-type="float">
            <text:p>(246)</text:p>
          </table:table-cell>
          <table:table-cell table:style-name="ce15" office:value-type="float" office:value="20037" calcext:value-type="float">
            <text:p>20.037 </text:p>
          </table:table-cell>
          <table:table-cell table:style-name="ce15" office:value-type="float" office:value="-6" calcext:value-type="float">
            <text:p>(6)</text:p>
          </table:table-cell>
          <table:table-cell table:style-name="ce15" office:value-type="float" office:value="-816" calcext:value-type="float">
            <text:p>(816)</text:p>
          </table:table-cell>
          <table:table-cell table:style-name="ce15" office:value-type="float" office:value="-27" calcext:value-type="float">
            <text:p>(27)</text:p>
          </table:table-cell>
          <table:table-cell table:style-name="ce15" office:value-type="float" office:value="-9" calcext:value-type="float">
            <text:p>(9)</text:p>
          </table:table-cell>
          <table:table-cell table:style-name="ce15" office:value-type="float" office:value="251497" calcext:value-type="float">
            <text:p>251.497 </text:p>
          </table:table-cell>
          <table:table-cell table:style-name="ce15" office:value-type="float" office:value="-246" calcext:value-type="float">
            <text:p>(246)</text:p>
          </table:table-cell>
          <table:table-cell table:style-name="ce15" office:value-type="float" office:value="9492" calcext:value-type="float">
            <text:p>9.492 </text:p>
          </table:table-cell>
          <table:table-cell table:style-name="ce15" office:value-type="float" office:value="-10" calcext:value-type="float">
            <text:p>(10)</text:p>
          </table:table-cell>
          <table:table-cell table:style-name="ce15" office:value-type="float" office:value="790277" calcext:value-type="float">
            <text:p>790.277 </text:p>
          </table:table-cell>
          <table:table-cell table:style-name="ce15" office:value-type="float" office:value="38820" calcext:value-type="float">
            <text:p>38.820 </text:p>
          </table:table-cell>
          <table:table-cell table:style-name="ce15" office:value-type="float" office:value="60" calcext:value-type="float">
            <text:p>60 </text:p>
          </table:table-cell>
          <table:table-cell table:style-name="ce15" office:value-type="float" office:value="-15" calcext:value-type="float">
            <text:p>(15)</text:p>
          </table:table-cell>
          <table:table-cell table:style-name="ce15" office:value-type="float" office:value="-2" calcext:value-type="float">
            <text:p>(2)</text:p>
          </table:table-cell>
          <table:table-cell table:style-name="ce15" office:value-type="float" office:value="207890" calcext:value-type="float">
            <text:p>207.890 </text:p>
          </table:table-cell>
          <table:table-cell table:style-name="ce15" office:value-type="float" office:value="200216" calcext:value-type="float">
            <text:p>200.216 </text:p>
          </table:table-cell>
          <table:table-cell table:style-name="ce15" office:value-type="float" office:value="-19" calcext:value-type="float">
            <text:p>(19)</text:p>
          </table:table-cell>
          <table:table-cell table:style-name="ce15" office:value-type="float" office:value="773389" calcext:value-type="float">
            <text:p>773.389 </text:p>
          </table:table-cell>
          <table:table-cell table:style-name="ce15" office:value-type="float" office:value="2987" calcext:value-type="float">
            <text:p>2.987 </text:p>
          </table:table-cell>
          <table:table-cell table:style-name="ce25" office:value-type="float" office:value="2296232" calcext:value-type="float">
            <text:p>2.296.23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PI - TOTAL</text:p>
          </table:table-cell>
          <table:table-cell table:style-name="ce15" office:value-type="float" office:value="13785" calcext:value-type="float">
            <text:p>13.785 </text:p>
          </table:table-cell>
          <table:table-cell table:style-name="ce15" office:value-type="float" office:value="2758263" calcext:value-type="float">
            <text:p>2.758.263 </text:p>
          </table:table-cell>
          <table:table-cell table:style-name="ce15" office:value-type="float" office:value="13405698" calcext:value-type="float">
            <text:p>13.405.698 </text:p>
          </table:table-cell>
          <table:table-cell table:style-name="ce15" office:value-type="float" office:value="208650" calcext:value-type="float">
            <text:p>208.650 </text:p>
          </table:table-cell>
          <table:table-cell table:style-name="ce15" office:value-type="float" office:value="146800576" calcext:value-type="float">
            <text:p>146.800.576 </text:p>
          </table:table-cell>
          <table:table-cell table:style-name="ce15" office:value-type="float" office:value="39906814" calcext:value-type="float">
            <text:p>39.906.814 </text:p>
          </table:table-cell>
          <table:table-cell table:style-name="ce15" office:value-type="float" office:value="3960980" calcext:value-type="float">
            <text:p>3.960.980 </text:p>
          </table:table-cell>
          <table:table-cell table:style-name="ce15" office:value-type="float" office:value="188098839" calcext:value-type="float">
            <text:p>188.098.839 </text:p>
          </table:table-cell>
          <table:table-cell table:style-name="ce15" office:value-type="float" office:value="52937341" calcext:value-type="float">
            <text:p>52.937.341 </text:p>
          </table:table-cell>
          <table:table-cell table:style-name="ce15" office:value-type="float" office:value="9410043" calcext:value-type="float">
            <text:p>9.410.043 </text:p>
          </table:table-cell>
          <table:table-cell table:style-name="ce15" office:value-type="float" office:value="349221546" calcext:value-type="float">
            <text:p>349.221.546 </text:p>
          </table:table-cell>
          <table:table-cell table:style-name="ce15" office:value-type="float" office:value="4751192" calcext:value-type="float">
            <text:p>4.751.192 </text:p>
          </table:table-cell>
          <table:table-cell table:style-name="ce15" office:value-type="float" office:value="8174199" calcext:value-type="float">
            <text:p>8.174.199 </text:p>
          </table:table-cell>
          <table:table-cell table:style-name="ce15" office:value-type="float" office:value="7539495" calcext:value-type="float">
            <text:p>7.539.495 </text:p>
          </table:table-cell>
          <table:table-cell table:style-name="ce15" office:value-type="float" office:value="6349542" calcext:value-type="float">
            <text:p>6.349.542 </text:p>
          </table:table-cell>
          <table:table-cell table:style-name="ce15" office:value-type="float" office:value="101149594" calcext:value-type="float">
            <text:p>101.149.594 </text:p>
          </table:table-cell>
          <table:table-cell table:style-name="ce15" office:value-type="float" office:value="2057611" calcext:value-type="float">
            <text:p>2.057.611 </text:p>
          </table:table-cell>
          <table:table-cell table:style-name="ce15" office:value-type="float" office:value="263411467" calcext:value-type="float">
            <text:p>263.411.467 </text:p>
          </table:table-cell>
          <table:table-cell table:style-name="ce15" office:value-type="float" office:value="326645729" calcext:value-type="float">
            <text:p>326.645.729 </text:p>
          </table:table-cell>
          <table:table-cell table:style-name="ce15" office:value-type="float" office:value="2981182" calcext:value-type="float">
            <text:p>2.981.182 </text:p>
          </table:table-cell>
          <table:table-cell table:style-name="ce15" office:value-type="float" office:value="1892066" calcext:value-type="float">
            <text:p>1.892.066 </text:p>
          </table:table-cell>
          <table:table-cell table:style-name="ce15" office:value-type="float" office:value="73889" calcext:value-type="float">
            <text:p>73.889 </text:p>
          </table:table-cell>
          <table:table-cell table:style-name="ce15" office:value-type="float" office:value="346761679" calcext:value-type="float">
            <text:p>346.761.679 </text:p>
          </table:table-cell>
          <table:table-cell table:style-name="ce15" office:value-type="float" office:value="311878439" calcext:value-type="float">
            <text:p>311.878.439 </text:p>
          </table:table-cell>
          <table:table-cell table:style-name="ce15" office:value-type="float" office:value="8604389" calcext:value-type="float">
            <text:p>8.604.389 </text:p>
          </table:table-cell>
          <table:table-cell table:style-name="ce15" office:value-type="float" office:value="1913373110" calcext:value-type="float">
            <text:p>1.913.373.110 </text:p>
          </table:table-cell>
          <table:table-cell table:style-name="ce15" office:value-type="float" office:value="387787" calcext:value-type="float">
            <text:p>387.787 </text:p>
          </table:table-cell>
          <table:table-cell table:style-name="ce25" office:value-type="float" office:value="4112753906" calcext:value-type="float">
            <text:p>4.112.753.90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FUMO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20" office:value-type="string" office:string-value=" -   " calcext:value-type="string">
            <text:p><text:s/>- <text:s text:c="3"/></text:p>
          </table:table-cell>
          <table:table-cell table:style-name="ce15" office:value-type="float" office:value="261605" calcext:value-type="float">
            <text:p>261.605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20" office:value-type="string" office:string-value=" -   " calcext:value-type="string">
            <text:p><text:s/>- <text:s text:c="3"/></text:p>
          </table:table-cell>
          <table:table-cell table:style-name="ce15" office:value-type="float" office:value="27110" calcext:value-type="float">
            <text:p>27.110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88716231" calcext:value-type="float">
            <text:p>188.716.231 </text:p>
          </table:table-cell>
          <table:table-cell table:style-name="ce15" office:value-type="float" office:value="4560" calcext:value-type="float">
            <text:p>4.560 </text:p>
          </table:table-cell>
          <table:table-cell table:number-columns-repeated="5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853" calcext:value-type="float">
            <text:p>853 </text:p>
          </table:table-cell>
          <table:table-cell table:style-name="ce15" office:value-type="float" office:value="3765" calcext:value-type="float">
            <text:p>3.765 </text:p>
          </table:table-cell>
          <table:table-cell table:style-name="ce15" office:value-type="float" office:value="56314" calcext:value-type="float">
            <text:p>56.314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82256475" calcext:value-type="float">
            <text:p>82.256.475 </text:p>
          </table:table-cell>
          <table:table-cell table:style-name="ce15" office:value-type="float" office:value="38004" calcext:value-type="float">
            <text:p>38.004 </text:p>
          </table:table-cell>
          <table:table-cell table:style-name="ce15" office:value-type="float" office:value="157920" calcext:value-type="float">
            <text:p>157.920 </text:p>
          </table:table-cell>
          <table:table-cell table:style-name="ce15" office:value-type="float" office:value="96" calcext:value-type="float">
            <text:p>96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271522932" calcext:value-type="float">
            <text:p>271.522.93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BEBIDAS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13279" calcext:value-type="float">
            <text:p>113.279 </text:p>
          </table:table-cell>
          <table:table-cell table:style-name="ce15" office:value-type="float" office:value="3285359" calcext:value-type="float">
            <text:p>3.285.359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9323437" calcext:value-type="float">
            <text:p>19.323.437 </text:p>
          </table:table-cell>
          <table:table-cell table:style-name="ce15" office:value-type="float" office:value="10353949" calcext:value-type="float">
            <text:p>10.353.949 </text:p>
          </table:table-cell>
          <table:table-cell table:style-name="ce15" office:value-type="float" office:value="309881" calcext:value-type="float">
            <text:p>309.881 </text:p>
          </table:table-cell>
          <table:table-cell table:style-name="ce15" office:value-type="float" office:value="150797" calcext:value-type="float">
            <text:p>150.797 </text:p>
          </table:table-cell>
          <table:table-cell table:style-name="ce15" office:value-type="float" office:value="7918771" calcext:value-type="float">
            <text:p>7.918.771 </text:p>
          </table:table-cell>
          <table:table-cell table:style-name="ce15" office:value-type="float" office:value="6831455" calcext:value-type="float">
            <text:p>6.831.455 </text:p>
          </table:table-cell>
          <table:table-cell table:style-name="ce15" office:value-type="float" office:value="21700969" calcext:value-type="float">
            <text:p>21.700.969 </text:p>
          </table:table-cell>
          <table:table-cell table:style-name="ce15" office:value-type="float" office:value="76648" calcext:value-type="float">
            <text:p>76.648 </text:p>
          </table:table-cell>
          <table:table-cell table:style-name="ce15" office:value-type="float" office:value="3331580" calcext:value-type="float">
            <text:p>3.331.580 </text:p>
          </table:table-cell>
          <table:table-cell table:style-name="ce15" office:value-type="float" office:value="1520815" calcext:value-type="float">
            <text:p>1.520.815 </text:p>
          </table:table-cell>
          <table:table-cell table:style-name="ce15" office:value-type="float" office:value="1639660" calcext:value-type="float">
            <text:p>1.639.660 </text:p>
          </table:table-cell>
          <table:table-cell table:style-name="ce15" office:value-type="float" office:value="18269582" calcext:value-type="float">
            <text:p>18.269.582 </text:p>
          </table:table-cell>
          <table:table-cell table:style-name="ce15" office:value-type="float" office:value="536343" calcext:value-type="float">
            <text:p>536.343 </text:p>
          </table:table-cell>
          <table:table-cell table:style-name="ce15" office:value-type="float" office:value="7523844" calcext:value-type="float">
            <text:p>7.523.844 </text:p>
          </table:table-cell>
          <table:table-cell table:style-name="ce15" office:value-type="float" office:value="21330393" calcext:value-type="float">
            <text:p>21.330.393 </text:p>
          </table:table-cell>
          <table:table-cell table:style-name="ce15" office:value-type="float" office:value="507710" calcext:value-type="float">
            <text:p>507.710 </text:p>
          </table:table-cell>
          <table:table-cell table:style-name="ce15" office:value-type="float" office:value="4994" calcext:value-type="float">
            <text:p>4.994 </text:p>
          </table:table-cell>
          <table:table-cell table:style-name="ce15" office:value-type="float" office:value="5621" calcext:value-type="float">
            <text:p>5.621 </text:p>
          </table:table-cell>
          <table:table-cell table:style-name="ce15" office:value-type="float" office:value="17329754" calcext:value-type="float">
            <text:p>17.329.754 </text:p>
          </table:table-cell>
          <table:table-cell table:style-name="ce15" office:value-type="float" office:value="11641464" calcext:value-type="float">
            <text:p>11.641.464 </text:p>
          </table:table-cell>
          <table:table-cell table:style-name="ce15" office:value-type="float" office:value="2963613" calcext:value-type="float">
            <text:p>2.963.613 </text:p>
          </table:table-cell>
          <table:table-cell table:style-name="ce15" office:value-type="float" office:value="69150021" calcext:value-type="float">
            <text:p>69.150.02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225819937" calcext:value-type="float">
            <text:p>225.819.93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AUTOMÓVEIS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9772" calcext:value-type="float">
            <text:p>19.772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5239" calcext:value-type="float">
            <text:p>25.239 </text:p>
          </table:table-cell>
          <table:table-cell table:style-name="ce15" office:value-type="float" office:value="3953" calcext:value-type="float">
            <text:p>3.953 </text:p>
          </table:table-cell>
          <table:table-cell table:style-name="ce15" office:value-type="float" office:value="10486" calcext:value-type="float">
            <text:p>10.486 </text:p>
          </table:table-cell>
          <table:table-cell table:style-name="ce15" office:value-type="float" office:value="15940029" calcext:value-type="float">
            <text:p>15.940.029 </text:p>
          </table:table-cell>
          <table:table-cell table:style-name="ce15" office:value-type="float" office:value="16127772" calcext:value-type="float">
            <text:p>16.127.772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2979" calcext:value-type="float">
            <text:p>12.979 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5209" calcext:value-type="float">
            <text:p>5.209 </text:p>
          </table:table-cell>
          <table:table-cell table:style-name="ce15" office:value-type="float" office:value="535172" calcext:value-type="float">
            <text:p>535.172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0371364" calcext:value-type="float">
            <text:p>20.371.364 </text:p>
          </table:table-cell>
          <table:table-cell table:style-name="ce15" office:value-type="float" office:value="41651375" calcext:value-type="float">
            <text:p>41.651.375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88" calcext:value-type="float">
            <text:p>88 </text:p>
          </table:table-cell>
          <table:table-cell table:style-name="ce15" office:value-type="float" office:value="26753" calcext:value-type="float">
            <text:p>26.753 </text:p>
          </table:table-cell>
          <table:table-cell table:style-name="ce15" office:value-type="float" office:value="44069622" calcext:value-type="float">
            <text:p>44.069.622 </text:p>
          </table:table-cell>
          <table:table-cell table:style-name="ce15" office:value-type="float" office:value="8153680" calcext:value-type="float">
            <text:p>8.153.680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49748416" calcext:value-type="float">
            <text:p>249.748.416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396701910" calcext:value-type="float">
            <text:p>396.701.91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VINCULADO À IMPORTACAO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322029" calcext:value-type="float">
            <text:p>322.029 </text:p>
          </table:table-cell>
          <table:table-cell table:style-name="ce15" office:value-type="float" office:value="5385048" calcext:value-type="float">
            <text:p>5.385.048 </text:p>
          </table:table-cell>
          <table:table-cell table:style-name="ce15" office:value-type="float" office:value="11680" calcext:value-type="float">
            <text:p>11.680 </text:p>
          </table:table-cell>
          <table:table-cell table:style-name="ce15" office:value-type="float" office:value="70492260" calcext:value-type="float">
            <text:p>70.492.260 </text:p>
          </table:table-cell>
          <table:table-cell table:style-name="ce15" office:value-type="float" office:value="20986488" calcext:value-type="float">
            <text:p>20.986.488 </text:p>
          </table:table-cell>
          <table:table-cell table:style-name="ce15" office:value-type="float" office:value="801934" calcext:value-type="float">
            <text:p>801.934 </text:p>
          </table:table-cell>
          <table:table-cell table:style-name="ce15" office:value-type="float" office:value="135109726" calcext:value-type="float">
            <text:p>135.109.726 </text:p>
          </table:table-cell>
          <table:table-cell table:style-name="ce15" office:value-type="float" office:value="8450618" calcext:value-type="float">
            <text:p>8.450.618 </text:p>
          </table:table-cell>
          <table:table-cell table:style-name="ce15" office:value-type="float" office:value="1843284" calcext:value-type="float">
            <text:p>1.843.284 </text:p>
          </table:table-cell>
          <table:table-cell table:style-name="ce15" office:value-type="float" office:value="38865873" calcext:value-type="float">
            <text:p>38.865.873 </text:p>
          </table:table-cell>
          <table:table-cell table:style-name="ce15" office:value-type="float" office:value="22904" calcext:value-type="float">
            <text:p>22.904 </text:p>
          </table:table-cell>
          <table:table-cell table:style-name="ce15" office:value-type="float" office:value="890036" calcext:value-type="float">
            <text:p>890.036 </text:p>
          </table:table-cell>
          <table:table-cell table:style-name="ce15" office:value-type="float" office:value="2253124" calcext:value-type="float">
            <text:p>2.253.124 </text:p>
          </table:table-cell>
          <table:table-cell table:style-name="ce15" office:value-type="float" office:value="2018542" calcext:value-type="float">
            <text:p>2.018.542 </text:p>
          </table:table-cell>
          <table:table-cell table:style-name="ce15" office:value-type="float" office:value="48191146" calcext:value-type="float">
            <text:p>48.191.146 </text:p>
          </table:table-cell>
          <table:table-cell table:style-name="ce15" office:value-type="float" office:value="2073" calcext:value-type="float">
            <text:p>2.073 </text:p>
          </table:table-cell>
          <table:table-cell table:style-name="ce15" office:value-type="float" office:value="112948174" calcext:value-type="float">
            <text:p>112.948.174 </text:p>
          </table:table-cell>
          <table:table-cell table:style-name="ce15" office:value-type="float" office:value="149487770" calcext:value-type="float">
            <text:p>149.487.770 </text:p>
          </table:table-cell>
          <table:table-cell table:style-name="ce15" office:value-type="float" office:value="476306" calcext:value-type="float">
            <text:p>476.306 </text:p>
          </table:table-cell>
          <table:table-cell table:style-name="ce15" office:value-type="float" office:value="22116" calcext:value-type="float">
            <text:p>22.116 </text:p>
          </table:table-cell>
          <table:table-cell table:style-name="ce15" office:value-type="float" office:value="20680" calcext:value-type="float">
            <text:p>20.680 </text:p>
          </table:table-cell>
          <table:table-cell table:style-name="ce15" office:value-type="float" office:value="87046846" calcext:value-type="float">
            <text:p>87.046.846 </text:p>
          </table:table-cell>
          <table:table-cell table:style-name="ce15" office:value-type="float" office:value="162290370" calcext:value-type="float">
            <text:p>162.290.370 </text:p>
          </table:table-cell>
          <table:table-cell table:style-name="ce15" office:value-type="float" office:value="1156379" calcext:value-type="float">
            <text:p>1.156.379 </text:p>
          </table:table-cell>
          <table:table-cell table:style-name="ce15" office:value-type="float" office:value="593979041" calcext:value-type="float">
            <text:p>593.979.04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1443074445" calcext:value-type="float">
            <text:p>1.443.074.44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8" office:value-type="string" calcext:value-type="string">
            <text:p><text:s text:c="2"/>IPI - OUTROS</text:p>
          </table:table-cell>
          <table:table-cell table:style-name="ce15" office:value-type="float" office:value="13785" calcext:value-type="float">
            <text:p>13.785 </text:p>
          </table:table-cell>
          <table:table-cell table:style-name="ce15" office:value-type="float" office:value="2322956" calcext:value-type="float">
            <text:p>2.322.956 </text:p>
          </table:table-cell>
          <table:table-cell table:style-name="ce15" office:value-type="float" office:value="4715518" calcext:value-type="float">
            <text:p>4.715.518 </text:p>
          </table:table-cell>
          <table:table-cell table:style-name="ce15" office:value-type="float" office:value="196971" calcext:value-type="float">
            <text:p>196.971 </text:p>
          </table:table-cell>
          <table:table-cell table:style-name="ce15" office:value-type="float" office:value="56698035" calcext:value-type="float">
            <text:p>56.698.035 </text:p>
          </table:table-cell>
          <table:table-cell table:style-name="ce15" office:value-type="float" office:value="8562424" calcext:value-type="float">
            <text:p>8.562.424 </text:p>
          </table:table-cell>
          <table:table-cell table:style-name="ce15" office:value-type="float" office:value="2838678" calcext:value-type="float">
            <text:p>2.838.678 </text:p>
          </table:table-cell>
          <table:table-cell table:style-name="ce15" office:value-type="float" office:value="36898288" calcext:value-type="float">
            <text:p>36.898.288 </text:p>
          </table:table-cell>
          <table:table-cell table:style-name="ce15" office:value-type="float" office:value="20413070" calcext:value-type="float">
            <text:p>20.413.070 </text:p>
          </table:table-cell>
          <table:table-cell table:style-name="ce15" office:value-type="float" office:value="735305" calcext:value-type="float">
            <text:p>735.305 </text:p>
          </table:table-cell>
          <table:table-cell table:style-name="ce15" office:value-type="float" office:value="99925494" calcext:value-type="float">
            <text:p>99.925.494 </text:p>
          </table:table-cell>
          <table:table-cell table:style-name="ce15" office:value-type="float" office:value="4647080" calcext:value-type="float">
            <text:p>4.647.080 </text:p>
          </table:table-cell>
          <table:table-cell table:style-name="ce15" office:value-type="float" office:value="3952583" calcext:value-type="float">
            <text:p>3.952.583 </text:p>
          </table:table-cell>
          <table:table-cell table:style-name="ce15" office:value-type="float" office:value="3765557" calcext:value-type="float">
            <text:p>3.765.557 </text:p>
          </table:table-cell>
          <table:table-cell table:style-name="ce15" office:value-type="float" office:value="2686131" calcext:value-type="float">
            <text:p>2.686.131 </text:p>
          </table:table-cell>
          <table:table-cell table:style-name="ce15" office:value-type="float" office:value="34153694" calcext:value-type="float">
            <text:p>34.153.694 </text:p>
          </table:table-cell>
          <table:table-cell table:style-name="ce15" office:value-type="float" office:value="1519195" calcext:value-type="float">
            <text:p>1.519.195 </text:p>
          </table:table-cell>
          <table:table-cell table:style-name="ce15" office:value-type="float" office:value="122567234" calcext:value-type="float">
            <text:p>122.567.234 </text:p>
          </table:table-cell>
          <table:table-cell table:style-name="ce15" office:value-type="float" office:value="114172426" calcext:value-type="float">
            <text:p>114.172.426 </text:p>
          </table:table-cell>
          <table:table-cell table:style-name="ce15" office:value-type="float" office:value="1940853" calcext:value-type="float">
            <text:p>1.940.853 </text:p>
          </table:table-cell>
          <table:table-cell table:style-name="ce15" office:value-type="float" office:value="1864869" calcext:value-type="float">
            <text:p>1.864.869 </text:p>
          </table:table-cell>
          <table:table-cell table:style-name="ce15" office:value-type="float" office:value="20836" calcext:value-type="float">
            <text:p>20.836 </text:p>
          </table:table-cell>
          <table:table-cell table:style-name="ce15" office:value-type="float" office:value="116058982" calcext:value-type="float">
            <text:p>116.058.982 </text:p>
          </table:table-cell>
          <table:table-cell table:style-name="ce15" office:value-type="float" office:value="129754920" calcext:value-type="float">
            <text:p>129.754.920 </text:p>
          </table:table-cell>
          <table:table-cell table:style-name="ce15" office:value-type="float" office:value="4326476" calcext:value-type="float">
            <text:p>4.326.476 </text:p>
          </table:table-cell>
          <table:table-cell table:style-name="ce15" office:value-type="float" office:value="1000495537" calcext:value-type="float">
            <text:p>1.000.495.537 </text:p>
          </table:table-cell>
          <table:table-cell table:style-name="ce15" office:value-type="float" office:value="387787" calcext:value-type="float">
            <text:p>387.787 </text:p>
          </table:table-cell>
          <table:table-cell table:style-name="ce25" office:value-type="float" office:value="1775634682" calcext:value-type="float">
            <text:p>1.775.634.68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A RENDA - TOTAL</text:p>
          </table:table-cell>
          <table:table-cell table:style-name="ce15" office:value-type="float" office:value="23804245" calcext:value-type="float">
            <text:p>23.804.245 </text:p>
          </table:table-cell>
          <table:table-cell table:style-name="ce15" office:value-type="float" office:value="112056915" calcext:value-type="float">
            <text:p>112.056.915 </text:p>
          </table:table-cell>
          <table:table-cell table:style-name="ce15" office:value-type="float" office:value="352954665" calcext:value-type="float">
            <text:p>352.954.665 </text:p>
          </table:table-cell>
          <table:table-cell table:style-name="ce15" office:value-type="float" office:value="17269510" calcext:value-type="float">
            <text:p>17.269.510 </text:p>
          </table:table-cell>
          <table:table-cell table:style-name="ce15" office:value-type="float" office:value="559248081" calcext:value-type="float">
            <text:p>559.248.081 </text:p>
          </table:table-cell>
          <table:table-cell table:style-name="ce15" office:value-type="float" office:value="447766561" calcext:value-type="float">
            <text:p>447.766.561 </text:p>
          </table:table-cell>
          <table:table-cell table:style-name="ce15" office:value-type="float" office:value="3418750593" calcext:value-type="float">
            <text:p>3.418.750.593 </text:p>
          </table:table-cell>
          <table:table-cell table:style-name="ce15" office:value-type="float" office:value="400546798" calcext:value-type="float">
            <text:p>400.546.798 </text:p>
          </table:table-cell>
          <table:table-cell table:style-name="ce15" office:value-type="float" office:value="423302533" calcext:value-type="float">
            <text:p>423.302.533 </text:p>
          </table:table-cell>
          <table:table-cell table:style-name="ce15" office:value-type="float" office:value="118163139" calcext:value-type="float">
            <text:p>118.163.139 </text:p>
          </table:table-cell>
          <table:table-cell table:style-name="ce15" office:value-type="float" office:value="1984760376" calcext:value-type="float">
            <text:p>1.984.760.376 </text:p>
          </table:table-cell>
          <table:table-cell table:style-name="ce15" office:value-type="float" office:value="218008547" calcext:value-type="float">
            <text:p>218.008.547 </text:p>
          </table:table-cell>
          <table:table-cell table:style-name="ce15" office:value-type="float" office:value="232764150" calcext:value-type="float">
            <text:p>232.764.150 </text:p>
          </table:table-cell>
          <table:table-cell table:style-name="ce15" office:value-type="float" office:value="231842780" calcext:value-type="float">
            <text:p>231.842.780 </text:p>
          </table:table-cell>
          <table:table-cell table:style-name="ce15" office:value-type="float" office:value="168497838" calcext:value-type="float">
            <text:p>168.497.838 </text:p>
          </table:table-cell>
          <table:table-cell table:style-name="ce15" office:value-type="float" office:value="551854085" calcext:value-type="float">
            <text:p>551.854.085 </text:p>
          </table:table-cell>
          <table:table-cell table:style-name="ce15" office:value-type="float" office:value="99089238" calcext:value-type="float">
            <text:p>99.089.238 </text:p>
          </table:table-cell>
          <table:table-cell table:style-name="ce15" office:value-type="float" office:value="1604781827" calcext:value-type="float">
            <text:p>1.604.781.827 </text:p>
          </table:table-cell>
          <table:table-cell table:style-name="ce15" office:value-type="float" office:value="6282846239" calcext:value-type="float">
            <text:p>6.282.846.239 </text:p>
          </table:table-cell>
          <table:table-cell table:style-name="ce15" office:value-type="float" office:value="170930756" calcext:value-type="float">
            <text:p>170.930.756 </text:p>
          </table:table-cell>
          <table:table-cell table:style-name="ce15" office:value-type="float" office:value="73632222" calcext:value-type="float">
            <text:p>73.632.222 </text:p>
          </table:table-cell>
          <table:table-cell table:style-name="ce15" office:value-type="float" office:value="20732340" calcext:value-type="float">
            <text:p>20.732.340 </text:p>
          </table:table-cell>
          <table:table-cell table:style-name="ce15" office:value-type="float" office:value="1753062348" calcext:value-type="float">
            <text:p>1.753.062.348 </text:p>
          </table:table-cell>
          <table:table-cell table:style-name="ce15" office:value-type="float" office:value="906113775" calcext:value-type="float">
            <text:p>906.113.775 </text:p>
          </table:table-cell>
          <table:table-cell table:style-name="ce15" office:value-type="float" office:value="123076200" calcext:value-type="float">
            <text:p>123.076.200 </text:p>
          </table:table-cell>
          <table:table-cell table:style-name="ce15" office:value-type="float" office:value="13638033260" calcext:value-type="float">
            <text:p>13.638.033.260 </text:p>
          </table:table-cell>
          <table:table-cell table:style-name="ce15" office:value-type="float" office:value="52562601" calcext:value-type="float">
            <text:p>52.562.601 </text:p>
          </table:table-cell>
          <table:table-cell table:style-name="ce25" office:value-type="float" office:value="33986451622" calcext:value-type="float">
            <text:p>33.986.451.62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F</text:p>
          </table:table-cell>
          <table:table-cell table:style-name="ce15" office:value-type="float" office:value="9214098" calcext:value-type="float">
            <text:p>9.214.098 </text:p>
          </table:table-cell>
          <table:table-cell table:style-name="ce15" office:value-type="float" office:value="57463312" calcext:value-type="float">
            <text:p>57.463.312 </text:p>
          </table:table-cell>
          <table:table-cell table:style-name="ce15" office:value-type="float" office:value="42280715" calcext:value-type="float">
            <text:p>42.280.715 </text:p>
          </table:table-cell>
          <table:table-cell table:style-name="ce15" office:value-type="float" office:value="7542497" calcext:value-type="float">
            <text:p>7.542.497 </text:p>
          </table:table-cell>
          <table:table-cell table:style-name="ce15" office:value-type="float" office:value="169446321" calcext:value-type="float">
            <text:p>169.446.321 </text:p>
          </table:table-cell>
          <table:table-cell table:style-name="ce15" office:value-type="float" office:value="125197104" calcext:value-type="float">
            <text:p>125.197.104 </text:p>
          </table:table-cell>
          <table:table-cell table:style-name="ce15" office:value-type="float" office:value="205282557" calcext:value-type="float">
            <text:p>205.282.557 </text:p>
          </table:table-cell>
          <table:table-cell table:style-name="ce15" office:value-type="float" office:value="125166274" calcext:value-type="float">
            <text:p>125.166.274 </text:p>
          </table:table-cell>
          <table:table-cell table:style-name="ce15" office:value-type="float" office:value="168778047" calcext:value-type="float">
            <text:p>168.778.047 </text:p>
          </table:table-cell>
          <table:table-cell table:style-name="ce15" office:value-type="float" office:value="43356774" calcext:value-type="float">
            <text:p>43.356.774 </text:p>
          </table:table-cell>
          <table:table-cell table:style-name="ce15" office:value-type="float" office:value="707731112" calcext:value-type="float">
            <text:p>707.731.112 </text:p>
          </table:table-cell>
          <table:table-cell table:style-name="ce15" office:value-type="float" office:value="112106950" calcext:value-type="float">
            <text:p>112.106.950 </text:p>
          </table:table-cell>
          <table:table-cell table:style-name="ce15" office:value-type="float" office:value="80257262" calcext:value-type="float">
            <text:p>80.257.262 </text:p>
          </table:table-cell>
          <table:table-cell table:style-name="ce15" office:value-type="float" office:value="69346169" calcext:value-type="float">
            <text:p>69.346.169 </text:p>
          </table:table-cell>
          <table:table-cell table:style-name="ce15" office:value-type="float" office:value="74899245" calcext:value-type="float">
            <text:p>74.899.245 </text:p>
          </table:table-cell>
          <table:table-cell table:style-name="ce15" office:value-type="float" office:value="180332994" calcext:value-type="float">
            <text:p>180.332.994 </text:p>
          </table:table-cell>
          <table:table-cell table:style-name="ce15" office:value-type="float" office:value="43070000" calcext:value-type="float">
            <text:p>43.070.000 </text:p>
          </table:table-cell>
          <table:table-cell table:style-name="ce15" office:value-type="float" office:value="487758991" calcext:value-type="float">
            <text:p>487.758.991 </text:p>
          </table:table-cell>
          <table:table-cell table:style-name="ce15" office:value-type="float" office:value="1217440993" calcext:value-type="float">
            <text:p>1.217.440.993 </text:p>
          </table:table-cell>
          <table:table-cell table:style-name="ce15" office:value-type="float" office:value="75045550" calcext:value-type="float">
            <text:p>75.045.550 </text:p>
          </table:table-cell>
          <table:table-cell table:style-name="ce15" office:value-type="float" office:value="31506495" calcext:value-type="float">
            <text:p>31.506.495 </text:p>
          </table:table-cell>
          <table:table-cell table:style-name="ce15" office:value-type="float" office:value="7619612" calcext:value-type="float">
            <text:p>7.619.612 </text:p>
          </table:table-cell>
          <table:table-cell table:style-name="ce15" office:value-type="float" office:value="593528181" calcext:value-type="float">
            <text:p>593.528.181 </text:p>
          </table:table-cell>
          <table:table-cell table:style-name="ce15" office:value-type="float" office:value="263944791" calcext:value-type="float">
            <text:p>263.944.791 </text:p>
          </table:table-cell>
          <table:table-cell table:style-name="ce15" office:value-type="float" office:value="56088062" calcext:value-type="float">
            <text:p>56.088.062 </text:p>
          </table:table-cell>
          <table:table-cell table:style-name="ce15" office:value-type="float" office:value="2622912827" calcext:value-type="float">
            <text:p>2.622.912.827 </text:p>
          </table:table-cell>
          <table:table-cell table:style-name="ce15" office:value-type="float" office:value="16214637" calcext:value-type="float">
            <text:p>16.214.637 </text:p>
          </table:table-cell>
          <table:table-cell table:style-name="ce25" office:value-type="float" office:value="7593531570" calcext:value-type="float">
            <text:p>7.593.531.57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J</text:p>
          </table:table-cell>
          <table:table-cell table:style-name="ce15" office:value-type="float" office:value="8363325" calcext:value-type="float">
            <text:p>8.363.325 </text:p>
          </table:table-cell>
          <table:table-cell table:style-name="ce15" office:value-type="float" office:value="30332697" calcext:value-type="float">
            <text:p>30.332.697 </text:p>
          </table:table-cell>
          <table:table-cell table:style-name="ce15" office:value-type="float" office:value="210029174" calcext:value-type="float">
            <text:p>210.029.174 </text:p>
          </table:table-cell>
          <table:table-cell table:style-name="ce15" office:value-type="float" office:value="6320959" calcext:value-type="float">
            <text:p>6.320.959 </text:p>
          </table:table-cell>
          <table:table-cell table:style-name="ce15" office:value-type="float" office:value="248221909" calcext:value-type="float">
            <text:p>248.221.909 </text:p>
          </table:table-cell>
          <table:table-cell table:style-name="ce15" office:value-type="float" office:value="185227766" calcext:value-type="float">
            <text:p>185.227.766 </text:p>
          </table:table-cell>
          <table:table-cell table:style-name="ce15" office:value-type="float" office:value="515872352" calcext:value-type="float">
            <text:p>515.872.352 </text:p>
          </table:table-cell>
          <table:table-cell table:style-name="ce15" office:value-type="float" office:value="191392503" calcext:value-type="float">
            <text:p>191.392.503 </text:p>
          </table:table-cell>
          <table:table-cell table:style-name="ce15" office:value-type="float" office:value="169299993" calcext:value-type="float">
            <text:p>169.299.993 </text:p>
          </table:table-cell>
          <table:table-cell table:style-name="ce15" office:value-type="float" office:value="48162123" calcext:value-type="float">
            <text:p>48.162.123 </text:p>
          </table:table-cell>
          <table:table-cell table:style-name="ce15" office:value-type="float" office:value="757894825" calcext:value-type="float">
            <text:p>757.894.825 </text:p>
          </table:table-cell>
          <table:table-cell table:style-name="ce15" office:value-type="float" office:value="69506117" calcext:value-type="float">
            <text:p>69.506.117 </text:p>
          </table:table-cell>
          <table:table-cell table:style-name="ce15" office:value-type="float" office:value="98060157" calcext:value-type="float">
            <text:p>98.060.157 </text:p>
          </table:table-cell>
          <table:table-cell table:style-name="ce15" office:value-type="float" office:value="93558953" calcext:value-type="float">
            <text:p>93.558.953 </text:p>
          </table:table-cell>
          <table:table-cell table:style-name="ce15" office:value-type="float" office:value="51004732" calcext:value-type="float">
            <text:p>51.004.732 </text:p>
          </table:table-cell>
          <table:table-cell table:style-name="ce15" office:value-type="float" office:value="238677163" calcext:value-type="float">
            <text:p>238.677.163 </text:p>
          </table:table-cell>
          <table:table-cell table:style-name="ce15" office:value-type="float" office:value="35897058" calcext:value-type="float">
            <text:p>35.897.058 </text:p>
          </table:table-cell>
          <table:table-cell table:style-name="ce15" office:value-type="float" office:value="584516324" calcext:value-type="float">
            <text:p>584.516.324 </text:p>
          </table:table-cell>
          <table:table-cell table:style-name="ce15" office:value-type="float" office:value="2008682326" calcext:value-type="float">
            <text:p>2.008.682.326 </text:p>
          </table:table-cell>
          <table:table-cell table:style-name="ce15" office:value-type="float" office:value="58948241" calcext:value-type="float">
            <text:p>58.948.241 </text:p>
          </table:table-cell>
          <table:table-cell table:style-name="ce15" office:value-type="float" office:value="24806885" calcext:value-type="float">
            <text:p>24.806.885 </text:p>
          </table:table-cell>
          <table:table-cell table:style-name="ce15" office:value-type="float" office:value="7637715" calcext:value-type="float">
            <text:p>7.637.715 </text:p>
          </table:table-cell>
          <table:table-cell table:style-name="ce15" office:value-type="float" office:value="690672641" calcext:value-type="float">
            <text:p>690.672.641 </text:p>
          </table:table-cell>
          <table:table-cell table:style-name="ce15" office:value-type="float" office:value="438687032" calcext:value-type="float">
            <text:p>438.687.032 </text:p>
          </table:table-cell>
          <table:table-cell table:style-name="ce15" office:value-type="float" office:value="32539063" calcext:value-type="float">
            <text:p>32.539.063 </text:p>
          </table:table-cell>
          <table:table-cell table:style-name="ce15" office:value-type="float" office:value="5108190716" calcext:value-type="float">
            <text:p>5.108.190.716 </text:p>
          </table:table-cell>
          <table:table-cell table:style-name="ce15" office:value-type="float" office:value="27803362" calcext:value-type="float">
            <text:p>27.803.362 </text:p>
          </table:table-cell>
          <table:table-cell table:style-name="ce25" office:value-type="float" office:value="11940306109" calcext:value-type="float">
            <text:p>11.940.306.10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ENTIDADES FINANCEIRAS</text:p>
          </table:table-cell>
          <table:table-cell table:style-name="ce15" office:value-type="float" office:value="2486" calcext:value-type="float">
            <text:p>2.486 </text:p>
          </table:table-cell>
          <table:table-cell table:style-name="ce15" office:value-type="float" office:value="62714" calcext:value-type="float">
            <text:p>62.714 </text:p>
          </table:table-cell>
          <table:table-cell table:style-name="ce15" office:value-type="float" office:value="279655" calcext:value-type="float">
            <text:p>279.655 </text:p>
          </table:table-cell>
          <table:table-cell table:style-name="ce15" office:value-type="float" office:value="60" calcext:value-type="float">
            <text:p>60 </text:p>
          </table:table-cell>
          <table:table-cell table:style-name="ce15" office:value-type="float" office:value="1406418" calcext:value-type="float">
            <text:p>1.406.418 </text:p>
          </table:table-cell>
          <table:table-cell table:style-name="ce15" office:value-type="float" office:value="17776663" calcext:value-type="float">
            <text:p>17.776.663 </text:p>
          </table:table-cell>
          <table:table-cell table:style-name="ce15" office:value-type="float" office:value="48131840" calcext:value-type="float">
            <text:p>48.131.840 </text:p>
          </table:table-cell>
          <table:table-cell table:style-name="ce15" office:value-type="float" office:value="7524409" calcext:value-type="float">
            <text:p>7.524.409 </text:p>
          </table:table-cell>
          <table:table-cell table:style-name="ce15" office:value-type="float" office:value="363266" calcext:value-type="float">
            <text:p>363.266 </text:p>
          </table:table-cell>
          <table:table-cell table:style-name="ce15" office:value-type="float" office:value="11511" calcext:value-type="float">
            <text:p>11.511 </text:p>
          </table:table-cell>
          <table:table-cell table:style-name="ce15" office:value-type="float" office:value="6781028" calcext:value-type="float">
            <text:p>6.781.028 </text:p>
          </table:table-cell>
          <table:table-cell table:style-name="ce15" office:value-type="float" office:value="78072" calcext:value-type="float">
            <text:p>78.072 </text:p>
          </table:table-cell>
          <table:table-cell table:style-name="ce15" office:value-type="float" office:value="220919" calcext:value-type="float">
            <text:p>220.919 </text:p>
          </table:table-cell>
          <table:table-cell table:style-name="ce15" office:value-type="float" office:value="17474203" calcext:value-type="float">
            <text:p>17.474.203 </text:p>
          </table:table-cell>
          <table:table-cell table:style-name="ce15" office:value-type="float" office:value="26087" calcext:value-type="float">
            <text:p>26.087 </text:p>
          </table:table-cell>
          <table:table-cell table:style-name="ce15" office:value-type="float" office:value="9975629" calcext:value-type="float">
            <text:p>9.975.629 </text:p>
          </table:table-cell>
          <table:table-cell table:style-name="ce15" office:value-type="float" office:value="1679" calcext:value-type="float">
            <text:p>1.679 </text:p>
          </table:table-cell>
          <table:table-cell table:style-name="ce15" office:value-type="float" office:value="37963043" calcext:value-type="float">
            <text:p>37.963.043 </text:p>
          </table:table-cell>
          <table:table-cell table:style-name="ce15" office:value-type="float" office:value="246837616" calcext:value-type="float">
            <text:p>246.837.616 </text:p>
          </table:table-cell>
          <table:table-cell table:style-name="ce15" office:value-type="float" office:value="44888" calcext:value-type="float">
            <text:p>44.888 </text:p>
          </table:table-cell>
          <table:table-cell table:style-name="ce15" office:value-type="float" office:value="61996" calcext:value-type="float">
            <text:p>61.996 </text:p>
          </table:table-cell>
          <table:table-cell table:style-name="ce15" office:value-type="float" office:value="6298" calcext:value-type="float">
            <text:p>6.298 </text:p>
          </table:table-cell>
          <table:table-cell table:style-name="ce15" office:value-type="float" office:value="36557410" calcext:value-type="float">
            <text:p>36.557.410 </text:p>
          </table:table-cell>
          <table:table-cell table:style-name="ce15" office:value-type="float" office:value="1089671" calcext:value-type="float">
            <text:p>1.089.671 </text:p>
          </table:table-cell>
          <table:table-cell table:style-name="ce15" office:value-type="float" office:value="949097" calcext:value-type="float">
            <text:p>949.097 </text:p>
          </table:table-cell>
          <table:table-cell table:style-name="ce15" office:value-type="float" office:value="569624748" calcext:value-type="float">
            <text:p>569.624.748 </text:p>
          </table:table-cell>
          <table:table-cell table:style-name="ce15" office:value-type="float" office:value="18929" calcext:value-type="float">
            <text:p>18.929 </text:p>
          </table:table-cell>
          <table:table-cell table:style-name="ce25" office:value-type="float" office:value="1003270335" calcext:value-type="float">
            <text:p>1.003.270.33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DEMAIS EMPRESAS</text:p>
          </table:table-cell>
          <table:table-cell table:style-name="ce15" office:value-type="float" office:value="8360839" calcext:value-type="float">
            <text:p>8.360.839 </text:p>
          </table:table-cell>
          <table:table-cell table:style-name="ce15" office:value-type="float" office:value="30269983" calcext:value-type="float">
            <text:p>30.269.983 </text:p>
          </table:table-cell>
          <table:table-cell table:style-name="ce15" office:value-type="float" office:value="209749519" calcext:value-type="float">
            <text:p>209.749.519 </text:p>
          </table:table-cell>
          <table:table-cell table:style-name="ce15" office:value-type="float" office:value="6320899" calcext:value-type="float">
            <text:p>6.320.899 </text:p>
          </table:table-cell>
          <table:table-cell table:style-name="ce15" office:value-type="float" office:value="246815491" calcext:value-type="float">
            <text:p>246.815.491 </text:p>
          </table:table-cell>
          <table:table-cell table:style-name="ce15" office:value-type="float" office:value="167451103" calcext:value-type="float">
            <text:p>167.451.103 </text:p>
          </table:table-cell>
          <table:table-cell table:style-name="ce15" office:value-type="float" office:value="467740512" calcext:value-type="float">
            <text:p>467.740.512 </text:p>
          </table:table-cell>
          <table:table-cell table:style-name="ce15" office:value-type="float" office:value="183868093" calcext:value-type="float">
            <text:p>183.868.093 </text:p>
          </table:table-cell>
          <table:table-cell table:style-name="ce15" office:value-type="float" office:value="168936727" calcext:value-type="float">
            <text:p>168.936.727 </text:p>
          </table:table-cell>
          <table:table-cell table:style-name="ce15" office:value-type="float" office:value="48150612" calcext:value-type="float">
            <text:p>48.150.612 </text:p>
          </table:table-cell>
          <table:table-cell table:style-name="ce15" office:value-type="float" office:value="751113797" calcext:value-type="float">
            <text:p>751.113.797 </text:p>
          </table:table-cell>
          <table:table-cell table:style-name="ce15" office:value-type="float" office:value="69428045" calcext:value-type="float">
            <text:p>69.428.045 </text:p>
          </table:table-cell>
          <table:table-cell table:style-name="ce15" office:value-type="float" office:value="97839237" calcext:value-type="float">
            <text:p>97.839.237 </text:p>
          </table:table-cell>
          <table:table-cell table:style-name="ce15" office:value-type="float" office:value="76084750" calcext:value-type="float">
            <text:p>76.084.750 </text:p>
          </table:table-cell>
          <table:table-cell table:style-name="ce15" office:value-type="float" office:value="50978645" calcext:value-type="float">
            <text:p>50.978.645 </text:p>
          </table:table-cell>
          <table:table-cell table:style-name="ce15" office:value-type="float" office:value="228701534" calcext:value-type="float">
            <text:p>228.701.534 </text:p>
          </table:table-cell>
          <table:table-cell table:style-name="ce15" office:value-type="float" office:value="35895379" calcext:value-type="float">
            <text:p>35.895.379 </text:p>
          </table:table-cell>
          <table:table-cell table:style-name="ce15" office:value-type="float" office:value="546553280" calcext:value-type="float">
            <text:p>546.553.280 </text:p>
          </table:table-cell>
          <table:table-cell table:style-name="ce15" office:value-type="float" office:value="1761844709" calcext:value-type="float">
            <text:p>1.761.844.709 </text:p>
          </table:table-cell>
          <table:table-cell table:style-name="ce15" office:value-type="float" office:value="58903353" calcext:value-type="float">
            <text:p>58.903.353 </text:p>
          </table:table-cell>
          <table:table-cell table:style-name="ce15" office:value-type="float" office:value="24744889" calcext:value-type="float">
            <text:p>24.744.889 </text:p>
          </table:table-cell>
          <table:table-cell table:style-name="ce15" office:value-type="float" office:value="7631417" calcext:value-type="float">
            <text:p>7.631.417 </text:p>
          </table:table-cell>
          <table:table-cell table:style-name="ce15" office:value-type="float" office:value="654115231" calcext:value-type="float">
            <text:p>654.115.231 </text:p>
          </table:table-cell>
          <table:table-cell table:style-name="ce15" office:value-type="float" office:value="437597362" calcext:value-type="float">
            <text:p>437.597.362 </text:p>
          </table:table-cell>
          <table:table-cell table:style-name="ce15" office:value-type="float" office:value="31589966" calcext:value-type="float">
            <text:p>31.589.966 </text:p>
          </table:table-cell>
          <table:table-cell table:style-name="ce15" office:value-type="float" office:value="4538565967" calcext:value-type="float">
            <text:p>4.538.565.967 </text:p>
          </table:table-cell>
          <table:table-cell table:style-name="ce15" office:value-type="float" office:value="27784433" calcext:value-type="float">
            <text:p>27.784.433 </text:p>
          </table:table-cell>
          <table:table-cell table:style-name="ce25" office:value-type="float" office:value="10937035775" calcext:value-type="float">
            <text:p>10.937.035.77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MPOSTO S/ RENDA RETIDO NA FONTE</text:p>
          </table:table-cell>
          <table:table-cell table:style-name="ce15" office:value-type="float" office:value="6226822" calcext:value-type="float">
            <text:p>6.226.822 </text:p>
          </table:table-cell>
          <table:table-cell table:style-name="ce15" office:value-type="float" office:value="24260906" calcext:value-type="float">
            <text:p>24.260.906 </text:p>
          </table:table-cell>
          <table:table-cell table:style-name="ce15" office:value-type="float" office:value="100644775" calcext:value-type="float">
            <text:p>100.644.775 </text:p>
          </table:table-cell>
          <table:table-cell table:style-name="ce15" office:value-type="float" office:value="3406054" calcext:value-type="float">
            <text:p>3.406.054 </text:p>
          </table:table-cell>
          <table:table-cell table:style-name="ce15" office:value-type="float" office:value="141579851" calcext:value-type="float">
            <text:p>141.579.851 </text:p>
          </table:table-cell>
          <table:table-cell table:style-name="ce15" office:value-type="float" office:value="137341691" calcext:value-type="float">
            <text:p>137.341.691 </text:p>
          </table:table-cell>
          <table:table-cell table:style-name="ce15" office:value-type="float" office:value="2697595685" calcext:value-type="float">
            <text:p>2.697.595.685 </text:p>
          </table:table-cell>
          <table:table-cell table:style-name="ce15" office:value-type="float" office:value="83988021" calcext:value-type="float">
            <text:p>83.988.021 </text:p>
          </table:table-cell>
          <table:table-cell table:style-name="ce15" office:value-type="float" office:value="85224493" calcext:value-type="float">
            <text:p>85.224.493 </text:p>
          </table:table-cell>
          <table:table-cell table:style-name="ce15" office:value-type="float" office:value="26644242" calcext:value-type="float">
            <text:p>26.644.242 </text:p>
          </table:table-cell>
          <table:table-cell table:style-name="ce15" office:value-type="float" office:value="519134439" calcext:value-type="float">
            <text:p>519.134.439 </text:p>
          </table:table-cell>
          <table:table-cell table:style-name="ce15" office:value-type="float" office:value="36395479" calcext:value-type="float">
            <text:p>36.395.479 </text:p>
          </table:table-cell>
          <table:table-cell table:style-name="ce15" office:value-type="float" office:value="54446732" calcext:value-type="float">
            <text:p>54.446.732 </text:p>
          </table:table-cell>
          <table:table-cell table:style-name="ce15" office:value-type="float" office:value="68937658" calcext:value-type="float">
            <text:p>68.937.658 </text:p>
          </table:table-cell>
          <table:table-cell table:style-name="ce15" office:value-type="float" office:value="42593861" calcext:value-type="float">
            <text:p>42.593.861 </text:p>
          </table:table-cell>
          <table:table-cell table:style-name="ce15" office:value-type="float" office:value="132843928" calcext:value-type="float">
            <text:p>132.843.928 </text:p>
          </table:table-cell>
          <table:table-cell table:style-name="ce15" office:value-type="float" office:value="20122181" calcext:value-type="float">
            <text:p>20.122.181 </text:p>
          </table:table-cell>
          <table:table-cell table:style-name="ce15" office:value-type="float" office:value="532506513" calcext:value-type="float">
            <text:p>532.506.513 </text:p>
          </table:table-cell>
          <table:table-cell table:style-name="ce15" office:value-type="float" office:value="3056722921" calcext:value-type="float">
            <text:p>3.056.722.921 </text:p>
          </table:table-cell>
          <table:table-cell table:style-name="ce15" office:value-type="float" office:value="36936965" calcext:value-type="float">
            <text:p>36.936.965 </text:p>
          </table:table-cell>
          <table:table-cell table:style-name="ce15" office:value-type="float" office:value="17318842" calcext:value-type="float">
            <text:p>17.318.842 </text:p>
          </table:table-cell>
          <table:table-cell table:style-name="ce15" office:value-type="float" office:value="5475013" calcext:value-type="float">
            <text:p>5.475.013 </text:p>
          </table:table-cell>
          <table:table-cell table:style-name="ce15" office:value-type="float" office:value="468861526" calcext:value-type="float">
            <text:p>468.861.526 </text:p>
          </table:table-cell>
          <table:table-cell table:style-name="ce15" office:value-type="float" office:value="203481951" calcext:value-type="float">
            <text:p>203.481.951 </text:p>
          </table:table-cell>
          <table:table-cell table:style-name="ce15" office:value-type="float" office:value="34449075" calcext:value-type="float">
            <text:p>34.449.075 </text:p>
          </table:table-cell>
          <table:table-cell table:style-name="ce15" office:value-type="float" office:value="5906929717" calcext:value-type="float">
            <text:p>5.906.929.717 </text:p>
          </table:table-cell>
          <table:table-cell table:style-name="ce15" office:value-type="float" office:value="8544602" calcext:value-type="float">
            <text:p>8.544.602 </text:p>
          </table:table-cell>
          <table:table-cell table:style-name="ce25" office:value-type="float" office:value="14452613943" calcext:value-type="float">
            <text:p>14.452.613.94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TRABALHO</text:p>
          </table:table-cell>
          <table:table-cell table:style-name="ce15" office:value-type="float" office:value="5648906" calcext:value-type="float">
            <text:p>5.648.906 </text:p>
          </table:table-cell>
          <table:table-cell table:style-name="ce15" office:value-type="float" office:value="21417930" calcext:value-type="float">
            <text:p>21.417.930 </text:p>
          </table:table-cell>
          <table:table-cell table:style-name="ce15" office:value-type="float" office:value="70255503" calcext:value-type="float">
            <text:p>70.255.503 </text:p>
          </table:table-cell>
          <table:table-cell table:style-name="ce15" office:value-type="float" office:value="3099862" calcext:value-type="float">
            <text:p>3.099.862 </text:p>
          </table:table-cell>
          <table:table-cell table:style-name="ce15" office:value-type="float" office:value="107461257" calcext:value-type="float">
            <text:p>107.461.257 </text:p>
          </table:table-cell>
          <table:table-cell table:style-name="ce15" office:value-type="float" office:value="103723637" calcext:value-type="float">
            <text:p>103.723.637 </text:p>
          </table:table-cell>
          <table:table-cell table:style-name="ce15" office:value-type="float" office:value="1861359956" calcext:value-type="float">
            <text:p>1.861.359.956 </text:p>
          </table:table-cell>
          <table:table-cell table:style-name="ce15" office:value-type="float" office:value="61869203" calcext:value-type="float">
            <text:p>61.869.203 </text:p>
          </table:table-cell>
          <table:table-cell table:style-name="ce15" office:value-type="float" office:value="68415623" calcext:value-type="float">
            <text:p>68.415.623 </text:p>
          </table:table-cell>
          <table:table-cell table:style-name="ce15" office:value-type="float" office:value="22452801" calcext:value-type="float">
            <text:p>22.452.801 </text:p>
          </table:table-cell>
          <table:table-cell table:style-name="ce15" office:value-type="float" office:value="396981594" calcext:value-type="float">
            <text:p>396.981.594 </text:p>
          </table:table-cell>
          <table:table-cell table:style-name="ce15" office:value-type="float" office:value="29211122" calcext:value-type="float">
            <text:p>29.211.122 </text:p>
          </table:table-cell>
          <table:table-cell table:style-name="ce15" office:value-type="float" office:value="42285465" calcext:value-type="float">
            <text:p>42.285.465 </text:p>
          </table:table-cell>
          <table:table-cell table:style-name="ce15" office:value-type="float" office:value="58947360" calcext:value-type="float">
            <text:p>58.947.360 </text:p>
          </table:table-cell>
          <table:table-cell table:style-name="ce15" office:value-type="float" office:value="37988079" calcext:value-type="float">
            <text:p>37.988.079 </text:p>
          </table:table-cell>
          <table:table-cell table:style-name="ce15" office:value-type="float" office:value="103757331" calcext:value-type="float">
            <text:p>103.757.331 </text:p>
          </table:table-cell>
          <table:table-cell table:style-name="ce15" office:value-type="float" office:value="17744609" calcext:value-type="float">
            <text:p>17.744.609 </text:p>
          </table:table-cell>
          <table:table-cell table:style-name="ce15" office:value-type="float" office:value="312976821" calcext:value-type="float">
            <text:p>312.976.821 </text:p>
          </table:table-cell>
          <table:table-cell table:style-name="ce15" office:value-type="float" office:value="1107833345" calcext:value-type="float">
            <text:p>1.107.833.345 </text:p>
          </table:table-cell>
          <table:table-cell table:style-name="ce15" office:value-type="float" office:value="32747901" calcext:value-type="float">
            <text:p>32.747.901 </text:p>
          </table:table-cell>
          <table:table-cell table:style-name="ce15" office:value-type="float" office:value="14224357" calcext:value-type="float">
            <text:p>14.224.357 </text:p>
          </table:table-cell>
          <table:table-cell table:style-name="ce15" office:value-type="float" office:value="5264876" calcext:value-type="float">
            <text:p>5.264.876 </text:p>
          </table:table-cell>
          <table:table-cell table:style-name="ce15" office:value-type="float" office:value="286376676" calcext:value-type="float">
            <text:p>286.376.676 </text:p>
          </table:table-cell>
          <table:table-cell table:style-name="ce15" office:value-type="float" office:value="137059221" calcext:value-type="float">
            <text:p>137.059.221 </text:p>
          </table:table-cell>
          <table:table-cell table:style-name="ce15" office:value-type="float" office:value="26293809" calcext:value-type="float">
            <text:p>26.293.809 </text:p>
          </table:table-cell>
          <table:table-cell table:style-name="ce15" office:value-type="float" office:value="2818332167" calcext:value-type="float">
            <text:p>2.818.332.167 </text:p>
          </table:table-cell>
          <table:table-cell table:style-name="ce15" office:value-type="float" office:value="6843025" calcext:value-type="float">
            <text:p>6.843.025 </text:p>
          </table:table-cell>
          <table:table-cell table:style-name="ce25" office:value-type="float" office:value="7760572436" calcext:value-type="float">
            <text:p>7.760.572.43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CAPITAL</text:p>
          </table:table-cell>
          <table:table-cell table:style-name="ce15" office:value-type="float" office:value="285207" calcext:value-type="float">
            <text:p>285.207 </text:p>
          </table:table-cell>
          <table:table-cell table:style-name="ce15" office:value-type="float" office:value="1521638" calcext:value-type="float">
            <text:p>1.521.638 </text:p>
          </table:table-cell>
          <table:table-cell table:style-name="ce15" office:value-type="float" office:value="3300235" calcext:value-type="float">
            <text:p>3.300.235 </text:p>
          </table:table-cell>
          <table:table-cell table:style-name="ce15" office:value-type="float" office:value="69661" calcext:value-type="float">
            <text:p>69.661 </text:p>
          </table:table-cell>
          <table:table-cell table:style-name="ce15" office:value-type="float" office:value="9702038" calcext:value-type="float">
            <text:p>9.702.038 </text:p>
          </table:table-cell>
          <table:table-cell table:style-name="ce15" office:value-type="float" office:value="14557323" calcext:value-type="float">
            <text:p>14.557.323 </text:p>
          </table:table-cell>
          <table:table-cell table:style-name="ce15" office:value-type="float" office:value="484848100" calcext:value-type="float">
            <text:p>484.848.100 </text:p>
          </table:table-cell>
          <table:table-cell table:style-name="ce15" office:value-type="float" office:value="9416411" calcext:value-type="float">
            <text:p>9.416.411 </text:p>
          </table:table-cell>
          <table:table-cell table:style-name="ce15" office:value-type="float" office:value="7123726" calcext:value-type="float">
            <text:p>7.123.726 </text:p>
          </table:table-cell>
          <table:table-cell table:style-name="ce15" office:value-type="float" office:value="1104649" calcext:value-type="float">
            <text:p>1.104.649 </text:p>
          </table:table-cell>
          <table:table-cell table:style-name="ce15" office:value-type="float" office:value="45963294" calcext:value-type="float">
            <text:p>45.963.294 </text:p>
          </table:table-cell>
          <table:table-cell table:style-name="ce15" office:value-type="float" office:value="4319963" calcext:value-type="float">
            <text:p>4.319.963 </text:p>
          </table:table-cell>
          <table:table-cell table:style-name="ce15" office:value-type="float" office:value="6960695" calcext:value-type="float">
            <text:p>6.960.695 </text:p>
          </table:table-cell>
          <table:table-cell table:style-name="ce15" office:value-type="float" office:value="5220336" calcext:value-type="float">
            <text:p>5.220.336 </text:p>
          </table:table-cell>
          <table:table-cell table:style-name="ce15" office:value-type="float" office:value="1635176" calcext:value-type="float">
            <text:p>1.635.176 </text:p>
          </table:table-cell>
          <table:table-cell table:style-name="ce15" office:value-type="float" office:value="9943489" calcext:value-type="float">
            <text:p>9.943.489 </text:p>
          </table:table-cell>
          <table:table-cell table:style-name="ce15" office:value-type="float" office:value="525098" calcext:value-type="float">
            <text:p>525.098 </text:p>
          </table:table-cell>
          <table:table-cell table:style-name="ce15" office:value-type="float" office:value="162314044" calcext:value-type="float">
            <text:p>162.314.044 </text:p>
          </table:table-cell>
          <table:table-cell table:style-name="ce15" office:value-type="float" office:value="444887222" calcext:value-type="float">
            <text:p>444.887.222 </text:p>
          </table:table-cell>
          <table:table-cell table:style-name="ce15" office:value-type="float" office:value="1823128" calcext:value-type="float">
            <text:p>1.823.128 </text:p>
          </table:table-cell>
          <table:table-cell table:style-name="ce15" office:value-type="float" office:value="1512169" calcext:value-type="float">
            <text:p>1.512.169 </text:p>
          </table:table-cell>
          <table:table-cell table:style-name="ce15" office:value-type="float" office:value="95963" calcext:value-type="float">
            <text:p>95.963 </text:p>
          </table:table-cell>
          <table:table-cell table:style-name="ce15" office:value-type="float" office:value="123633235" calcext:value-type="float">
            <text:p>123.633.235 </text:p>
          </table:table-cell>
          <table:table-cell table:style-name="ce15" office:value-type="float" office:value="38343068" calcext:value-type="float">
            <text:p>38.343.068 </text:p>
          </table:table-cell>
          <table:table-cell table:style-name="ce15" office:value-type="float" office:value="4154672" calcext:value-type="float">
            <text:p>4.154.672 </text:p>
          </table:table-cell>
          <table:table-cell table:style-name="ce15" office:value-type="float" office:value="1863136281" calcext:value-type="float">
            <text:p>1.863.136.281 </text:p>
          </table:table-cell>
          <table:table-cell table:style-name="ce15" office:value-type="float" office:value="776125" calcext:value-type="float">
            <text:p>776.125 </text:p>
          </table:table-cell>
          <table:table-cell table:style-name="ce25" office:value-type="float" office:value="3247172946" calcext:value-type="float">
            <text:p>3.247.172.94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MESSAS P/ EXTERIOR</text:p>
          </table:table-cell>
          <table:table-cell table:style-name="ce15" office:value-type="float" office:value="101352" calcext:value-type="float">
            <text:p>101.352 </text:p>
          </table:table-cell>
          <table:table-cell table:style-name="ce15" office:value-type="float" office:value="151173" calcext:value-type="float">
            <text:p>151.173 </text:p>
          </table:table-cell>
          <table:table-cell table:style-name="ce15" office:value-type="float" office:value="22086453" calcext:value-type="float">
            <text:p>22.086.453 </text:p>
          </table:table-cell>
          <table:table-cell table:style-name="ce15" office:value-type="float" office:value="44890" calcext:value-type="float">
            <text:p>44.890 </text:p>
          </table:table-cell>
          <table:table-cell table:style-name="ce15" office:value-type="float" office:value="15189934" calcext:value-type="float">
            <text:p>15.189.934 </text:p>
          </table:table-cell>
          <table:table-cell table:style-name="ce15" office:value-type="float" office:value="7781505" calcext:value-type="float">
            <text:p>7.781.505 </text:p>
          </table:table-cell>
          <table:table-cell table:style-name="ce15" office:value-type="float" office:value="201499967" calcext:value-type="float">
            <text:p>201.499.967 </text:p>
          </table:table-cell>
          <table:table-cell table:style-name="ce15" office:value-type="float" office:value="5768216" calcext:value-type="float">
            <text:p>5.768.216 </text:p>
          </table:table-cell>
          <table:table-cell table:style-name="ce15" office:value-type="float" office:value="4465246" calcext:value-type="float">
            <text:p>4.465.246 </text:p>
          </table:table-cell>
          <table:table-cell table:style-name="ce15" office:value-type="float" office:value="1187434" calcext:value-type="float">
            <text:p>1.187.434 </text:p>
          </table:table-cell>
          <table:table-cell table:style-name="ce15" office:value-type="float" office:value="43525369" calcext:value-type="float">
            <text:p>43.525.369 </text:p>
          </table:table-cell>
          <table:table-cell table:style-name="ce15" office:value-type="float" office:value="839831" calcext:value-type="float">
            <text:p>839.831 </text:p>
          </table:table-cell>
          <table:table-cell table:style-name="ce15" office:value-type="float" office:value="2811422" calcext:value-type="float">
            <text:p>2.811.422 </text:p>
          </table:table-cell>
          <table:table-cell table:style-name="ce15" office:value-type="float" office:value="1768634" calcext:value-type="float">
            <text:p>1.768.634 </text:p>
          </table:table-cell>
          <table:table-cell table:style-name="ce15" office:value-type="float" office:value="976814" calcext:value-type="float">
            <text:p>976.814 </text:p>
          </table:table-cell>
          <table:table-cell table:style-name="ce15" office:value-type="float" office:value="10736185" calcext:value-type="float">
            <text:p>10.736.185 </text:p>
          </table:table-cell>
          <table:table-cell table:style-name="ce15" office:value-type="float" office:value="284614" calcext:value-type="float">
            <text:p>284.614 </text:p>
          </table:table-cell>
          <table:table-cell table:style-name="ce15" office:value-type="float" office:value="32149794" calcext:value-type="float">
            <text:p>32.149.794 </text:p>
          </table:table-cell>
          <table:table-cell table:style-name="ce15" office:value-type="float" office:value="570201493" calcext:value-type="float">
            <text:p>570.201.493 </text:p>
          </table:table-cell>
          <table:table-cell table:style-name="ce15" office:value-type="float" office:value="624659" calcext:value-type="float">
            <text:p>624.659 </text:p>
          </table:table-cell>
          <table:table-cell table:style-name="ce15" office:value-type="float" office:value="1004279" calcext:value-type="float">
            <text:p>1.004.279 </text:p>
          </table:table-cell>
          <table:table-cell table:style-name="ce15" office:value-type="float" office:value="1656" calcext:value-type="float">
            <text:p>1.656 </text:p>
          </table:table-cell>
          <table:table-cell table:style-name="ce15" office:value-type="float" office:value="28537833" calcext:value-type="float">
            <text:p>28.537.833 </text:p>
          </table:table-cell>
          <table:table-cell table:style-name="ce15" office:value-type="float" office:value="13334956" calcext:value-type="float">
            <text:p>13.334.956 </text:p>
          </table:table-cell>
          <table:table-cell table:style-name="ce15" office:value-type="float" office:value="1760959" calcext:value-type="float">
            <text:p>1.760.959 </text:p>
          </table:table-cell>
          <table:table-cell table:style-name="ce15" office:value-type="float" office:value="854516599" calcext:value-type="float">
            <text:p>854.516.599 </text:p>
          </table:table-cell>
          <table:table-cell table:style-name="ce15" office:value-type="float" office:value="231709" calcext:value-type="float">
            <text:p>231.709 </text:p>
          </table:table-cell>
          <table:table-cell table:style-name="ce25" office:value-type="float" office:value="1821582980" calcext:value-type="float">
            <text:p>1.821.582.98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OUTROS RENDIMENTOS</text:p>
          </table:table-cell>
          <table:table-cell table:style-name="ce15" office:value-type="float" office:value="191358" calcext:value-type="float">
            <text:p>191.358 </text:p>
          </table:table-cell>
          <table:table-cell table:style-name="ce15" office:value-type="float" office:value="1170164" calcext:value-type="float">
            <text:p>1.170.164 </text:p>
          </table:table-cell>
          <table:table-cell table:style-name="ce15" office:value-type="float" office:value="5002585" calcext:value-type="float">
            <text:p>5.002.585 </text:p>
          </table:table-cell>
          <table:table-cell table:style-name="ce15" office:value-type="float" office:value="191642" calcext:value-type="float">
            <text:p>191.642 </text:p>
          </table:table-cell>
          <table:table-cell table:style-name="ce15" office:value-type="float" office:value="9226622" calcext:value-type="float">
            <text:p>9.226.622 </text:p>
          </table:table-cell>
          <table:table-cell table:style-name="ce15" office:value-type="float" office:value="11279226" calcext:value-type="float">
            <text:p>11.279.226 </text:p>
          </table:table-cell>
          <table:table-cell table:style-name="ce15" office:value-type="float" office:value="149887662" calcext:value-type="float">
            <text:p>149.887.662 </text:p>
          </table:table-cell>
          <table:table-cell table:style-name="ce15" office:value-type="float" office:value="6934191" calcext:value-type="float">
            <text:p>6.934.191 </text:p>
          </table:table-cell>
          <table:table-cell table:style-name="ce15" office:value-type="float" office:value="5219897" calcext:value-type="float">
            <text:p>5.219.897 </text:p>
          </table:table-cell>
          <table:table-cell table:style-name="ce15" office:value-type="float" office:value="1899358" calcext:value-type="float">
            <text:p>1.899.358 </text:p>
          </table:table-cell>
          <table:table-cell table:style-name="ce15" office:value-type="float" office:value="32664181" calcext:value-type="float">
            <text:p>32.664.181 </text:p>
          </table:table-cell>
          <table:table-cell table:style-name="ce15" office:value-type="float" office:value="2024563" calcext:value-type="float">
            <text:p>2.024.563 </text:p>
          </table:table-cell>
          <table:table-cell table:style-name="ce15" office:value-type="float" office:value="2389149" calcext:value-type="float">
            <text:p>2.389.149 </text:p>
          </table:table-cell>
          <table:table-cell table:style-name="ce15" office:value-type="float" office:value="3001328" calcext:value-type="float">
            <text:p>3.001.328 </text:p>
          </table:table-cell>
          <table:table-cell table:style-name="ce15" office:value-type="float" office:value="1993792" calcext:value-type="float">
            <text:p>1.993.792 </text:p>
          </table:table-cell>
          <table:table-cell table:style-name="ce15" office:value-type="float" office:value="8406923" calcext:value-type="float">
            <text:p>8.406.923 </text:p>
          </table:table-cell>
          <table:table-cell table:style-name="ce15" office:value-type="float" office:value="1567860" calcext:value-type="float">
            <text:p>1.567.860 </text:p>
          </table:table-cell>
          <table:table-cell table:style-name="ce15" office:value-type="float" office:value="25065855" calcext:value-type="float">
            <text:p>25.065.855 </text:p>
          </table:table-cell>
          <table:table-cell table:style-name="ce15" office:value-type="float" office:value="933800860" calcext:value-type="float">
            <text:p>933.800.860 </text:p>
          </table:table-cell>
          <table:table-cell table:style-name="ce15" office:value-type="float" office:value="1741277" calcext:value-type="float">
            <text:p>1.741.277 </text:p>
          </table:table-cell>
          <table:table-cell table:style-name="ce15" office:value-type="float" office:value="578036" calcext:value-type="float">
            <text:p>578.036 </text:p>
          </table:table-cell>
          <table:table-cell table:style-name="ce15" office:value-type="float" office:value="112517" calcext:value-type="float">
            <text:p>112.517 </text:p>
          </table:table-cell>
          <table:table-cell table:style-name="ce15" office:value-type="float" office:value="30313782" calcext:value-type="float">
            <text:p>30.313.782 </text:p>
          </table:table-cell>
          <table:table-cell table:style-name="ce15" office:value-type="float" office:value="14744705" calcext:value-type="float">
            <text:p>14.744.705 </text:p>
          </table:table-cell>
          <table:table-cell table:style-name="ce15" office:value-type="float" office:value="2239635" calcext:value-type="float">
            <text:p>2.239.635 </text:p>
          </table:table-cell>
          <table:table-cell table:style-name="ce15" office:value-type="float" office:value="370944670" calcext:value-type="float">
            <text:p>370.944.670 </text:p>
          </table:table-cell>
          <table:table-cell table:style-name="ce15" office:value-type="float" office:value="693742" calcext:value-type="float">
            <text:p>693.742 </text:p>
          </table:table-cell>
          <table:table-cell table:style-name="ce25" office:value-type="float" office:value="1623285581" calcext:value-type="float">
            <text:p>1.623.285.58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/ OPERAÇÕES FINANCEIRAS</text:p>
          </table:table-cell>
          <table:table-cell table:style-name="ce15" office:value-type="float" office:value="60497" calcext:value-type="float">
            <text:p>60.497 </text:p>
          </table:table-cell>
          <table:table-cell table:style-name="ce15" office:value-type="float" office:value="189504" calcext:value-type="float">
            <text:p>189.504 </text:p>
          </table:table-cell>
          <table:table-cell table:style-name="ce15" office:value-type="float" office:value="5453853" calcext:value-type="float">
            <text:p>5.453.853 </text:p>
          </table:table-cell>
          <table:table-cell table:style-name="ce15" office:value-type="float" office:value="45690" calcext:value-type="float">
            <text:p>45.690 </text:p>
          </table:table-cell>
          <table:table-cell table:style-name="ce15" office:value-type="float" office:value="4924687" calcext:value-type="float">
            <text:p>4.924.687 </text:p>
          </table:table-cell>
          <table:table-cell table:style-name="ce15" office:value-type="float" office:value="7804336" calcext:value-type="float">
            <text:p>7.804.336 </text:p>
          </table:table-cell>
          <table:table-cell table:style-name="ce15" office:value-type="float" office:value="604467102" calcext:value-type="float">
            <text:p>604.467.102 </text:p>
          </table:table-cell>
          <table:table-cell table:style-name="ce15" office:value-type="float" office:value="10739335" calcext:value-type="float">
            <text:p>10.739.335 </text:p>
          </table:table-cell>
          <table:table-cell table:style-name="ce15" office:value-type="float" office:value="2818103" calcext:value-type="float">
            <text:p>2.818.103 </text:p>
          </table:table-cell>
          <table:table-cell table:style-name="ce15" office:value-type="float" office:value="291814" calcext:value-type="float">
            <text:p>291.814 </text:p>
          </table:table-cell>
          <table:table-cell table:style-name="ce15" office:value-type="float" office:value="62226327" calcext:value-type="float">
            <text:p>62.226.327 </text:p>
          </table:table-cell>
          <table:table-cell table:style-name="ce15" office:value-type="float" office:value="1391200" calcext:value-type="float">
            <text:p>1.391.200 </text:p>
          </table:table-cell>
          <table:table-cell table:style-name="ce15" office:value-type="float" office:value="4405186" calcext:value-type="float">
            <text:p>4.405.186 </text:p>
          </table:table-cell>
          <table:table-cell table:style-name="ce15" office:value-type="float" office:value="11139608" calcext:value-type="float">
            <text:p>11.139.608 </text:p>
          </table:table-cell>
          <table:table-cell table:style-name="ce15" office:value-type="float" office:value="526455" calcext:value-type="float">
            <text:p>526.455 </text:p>
          </table:table-cell>
          <table:table-cell table:style-name="ce15" office:value-type="float" office:value="9455853" calcext:value-type="float">
            <text:p>9.455.853 </text:p>
          </table:table-cell>
          <table:table-cell table:style-name="ce15" office:value-type="float" office:value="57964" calcext:value-type="float">
            <text:p>57.964 </text:p>
          </table:table-cell>
          <table:table-cell table:style-name="ce15" office:value-type="float" office:value="132811853" calcext:value-type="float">
            <text:p>132.811.853 </text:p>
          </table:table-cell>
          <table:table-cell table:style-name="ce15" office:value-type="float" office:value="110887334" calcext:value-type="float">
            <text:p>110.887.334 </text:p>
          </table:table-cell>
          <table:table-cell table:style-name="ce15" office:value-type="float" office:value="661608" calcext:value-type="float">
            <text:p>661.608 </text:p>
          </table:table-cell>
          <table:table-cell table:style-name="ce15" office:value-type="float" office:value="1604643" calcext:value-type="float">
            <text:p>1.604.643 </text:p>
          </table:table-cell>
          <table:table-cell table:style-name="ce15" office:value-type="float" office:value="6870" calcext:value-type="float">
            <text:p>6.870 </text:p>
          </table:table-cell>
          <table:table-cell table:style-name="ce15" office:value-type="float" office:value="62475087" calcext:value-type="float">
            <text:p>62.475.087 </text:p>
          </table:table-cell>
          <table:table-cell table:style-name="ce15" office:value-type="float" office:value="11952515" calcext:value-type="float">
            <text:p>11.952.515 </text:p>
          </table:table-cell>
          <table:table-cell table:style-name="ce15" office:value-type="float" office:value="3727242" calcext:value-type="float">
            <text:p>3.727.242 </text:p>
          </table:table-cell>
          <table:table-cell table:style-name="ce15" office:value-type="float" office:value="1808223263" calcext:value-type="float">
            <text:p>1.808.223.263 </text:p>
          </table:table-cell>
          <table:table-cell table:style-name="ce15" office:value-type="float" office:value="103424" calcext:value-type="float">
            <text:p>103.424 </text:p>
          </table:table-cell>
          <table:table-cell table:style-name="ce25" office:value-type="float" office:value="2858451353" calcext:value-type="float">
            <text:p>2.858.451.35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TERRITORIAL RURAL</text:p>
          </table:table-cell>
          <table:table-cell table:style-name="ce15" office:value-type="float" office:value="28963" calcext:value-type="float">
            <text:p>28.963 </text:p>
          </table:table-cell>
          <table:table-cell table:style-name="ce15" office:value-type="float" office:value="78484" calcext:value-type="float">
            <text:p>78.484 </text:p>
          </table:table-cell>
          <table:table-cell table:style-name="ce15" office:value-type="float" office:value="76567" calcext:value-type="float">
            <text:p>76.567 </text:p>
          </table:table-cell>
          <table:table-cell table:style-name="ce15" office:value-type="float" office:value="20033" calcext:value-type="float">
            <text:p>20.033 </text:p>
          </table:table-cell>
          <table:table-cell table:style-name="ce15" office:value-type="float" office:value="685339" calcext:value-type="float">
            <text:p>685.339 </text:p>
          </table:table-cell>
          <table:table-cell table:style-name="ce15" office:value-type="float" office:value="178629" calcext:value-type="float">
            <text:p>178.629 </text:p>
          </table:table-cell>
          <table:table-cell table:style-name="ce15" office:value-type="float" office:value="85797" calcext:value-type="float">
            <text:p>85.797 </text:p>
          </table:table-cell>
          <table:table-cell table:style-name="ce15" office:value-type="float" office:value="115649" calcext:value-type="float">
            <text:p>115.649 </text:p>
          </table:table-cell>
          <table:table-cell table:style-name="ce15" office:value-type="float" office:value="1016534" calcext:value-type="float">
            <text:p>1.016.534 </text:p>
          </table:table-cell>
          <table:table-cell table:style-name="ce15" office:value-type="float" office:value="181466" calcext:value-type="float">
            <text:p>181.466 </text:p>
          </table:table-cell>
          <table:table-cell table:style-name="ce15" office:value-type="float" office:value="1917692" calcext:value-type="float">
            <text:p>1.917.692 </text:p>
          </table:table-cell>
          <table:table-cell table:style-name="ce15" office:value-type="float" office:value="2080752" calcext:value-type="float">
            <text:p>2.080.752 </text:p>
          </table:table-cell>
          <table:table-cell table:style-name="ce15" office:value-type="float" office:value="2155664" calcext:value-type="float">
            <text:p>2.155.664 </text:p>
          </table:table-cell>
          <table:table-cell table:style-name="ce15" office:value-type="float" office:value="503296" calcext:value-type="float">
            <text:p>503.296 </text:p>
          </table:table-cell>
          <table:table-cell table:style-name="ce15" office:value-type="float" office:value="53485" calcext:value-type="float">
            <text:p>53.485 </text:p>
          </table:table-cell>
          <table:table-cell table:style-name="ce15" office:value-type="float" office:value="218596" calcext:value-type="float">
            <text:p>218.596 </text:p>
          </table:table-cell>
          <table:table-cell table:style-name="ce15" office:value-type="float" office:value="535094" calcext:value-type="float">
            <text:p>535.094 </text:p>
          </table:table-cell>
          <table:table-cell table:style-name="ce15" office:value-type="float" office:value="1235016" calcext:value-type="float">
            <text:p>1.235.016 </text:p>
          </table:table-cell>
          <table:table-cell table:style-name="ce15" office:value-type="float" office:value="298990" calcext:value-type="float">
            <text:p>298.990 </text:p>
          </table:table-cell>
          <table:table-cell table:style-name="ce15" office:value-type="float" office:value="82119" calcext:value-type="float">
            <text:p>82.119 </text:p>
          </table:table-cell>
          <table:table-cell table:style-name="ce15" office:value-type="float" office:value="104328" calcext:value-type="float">
            <text:p>104.328 </text:p>
          </table:table-cell>
          <table:table-cell table:style-name="ce15" office:value-type="float" office:value="22997" calcext:value-type="float">
            <text:p>22.997 </text:p>
          </table:table-cell>
          <table:table-cell table:style-name="ce15" office:value-type="float" office:value="1088804" calcext:value-type="float">
            <text:p>1.088.804 </text:p>
          </table:table-cell>
          <table:table-cell table:style-name="ce15" office:value-type="float" office:value="226144" calcext:value-type="float">
            <text:p>226.144 </text:p>
          </table:table-cell>
          <table:table-cell table:style-name="ce15" office:value-type="float" office:value="31302" calcext:value-type="float">
            <text:p>31.302 </text:p>
          </table:table-cell>
          <table:table-cell table:style-name="ce15" office:value-type="float" office:value="2410020" calcext:value-type="float">
            <text:p>2.410.020 </text:p>
          </table:table-cell>
          <table:table-cell table:style-name="ce15" office:value-type="float" office:value="259002" calcext:value-type="float">
            <text:p>259.002 </text:p>
          </table:table-cell>
          <table:table-cell table:style-name="ce25" office:value-type="float" office:value="15690763" calcext:value-type="float">
            <text:p>15.690.76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FINS</text:p>
          </table:table-cell>
          <table:table-cell table:style-name="ce15" office:value-type="float" office:value="7963604" calcext:value-type="float">
            <text:p>7.963.604 </text:p>
          </table:table-cell>
          <table:table-cell table:style-name="ce15" office:value-type="float" office:value="38861944" calcext:value-type="float">
            <text:p>38.861.944 </text:p>
          </table:table-cell>
          <table:table-cell table:style-name="ce15" office:value-type="float" office:value="326072111" calcext:value-type="float">
            <text:p>326.072.111 </text:p>
          </table:table-cell>
          <table:table-cell table:style-name="ce15" office:value-type="float" office:value="6185503" calcext:value-type="float">
            <text:p>6.185.503 </text:p>
          </table:table-cell>
          <table:table-cell table:style-name="ce15" office:value-type="float" office:value="386621162" calcext:value-type="float">
            <text:p>386.621.162 </text:p>
          </table:table-cell>
          <table:table-cell table:style-name="ce15" office:value-type="float" office:value="249626134" calcext:value-type="float">
            <text:p>249.626.134 </text:p>
          </table:table-cell>
          <table:table-cell table:style-name="ce15" office:value-type="float" office:value="741720395" calcext:value-type="float">
            <text:p>741.720.395 </text:p>
          </table:table-cell>
          <table:table-cell table:style-name="ce15" office:value-type="float" office:value="345364532" calcext:value-type="float">
            <text:p>345.364.532 </text:p>
          </table:table-cell>
          <table:table-cell table:style-name="ce15" office:value-type="float" office:value="182960702" calcext:value-type="float">
            <text:p>182.960.702 </text:p>
          </table:table-cell>
          <table:table-cell table:style-name="ce15" office:value-type="float" office:value="191097888" calcext:value-type="float">
            <text:p>191.097.888 </text:p>
          </table:table-cell>
          <table:table-cell table:style-name="ce15" office:value-type="float" office:value="812680022" calcext:value-type="float">
            <text:p>812.680.022 </text:p>
          </table:table-cell>
          <table:table-cell table:style-name="ce15" office:value-type="float" office:value="61788335" calcext:value-type="float">
            <text:p>61.788.335 </text:p>
          </table:table-cell>
          <table:table-cell table:style-name="ce15" office:value-type="float" office:value="94838347" calcext:value-type="float">
            <text:p>94.838.347 </text:p>
          </table:table-cell>
          <table:table-cell table:style-name="ce15" office:value-type="float" office:value="96621444" calcext:value-type="float">
            <text:p>96.621.444 </text:p>
          </table:table-cell>
          <table:table-cell table:style-name="ce15" office:value-type="float" office:value="64622297" calcext:value-type="float">
            <text:p>64.622.297 </text:p>
          </table:table-cell>
          <table:table-cell table:style-name="ce15" office:value-type="float" office:value="436329426" calcext:value-type="float">
            <text:p>436.329.426 </text:p>
          </table:table-cell>
          <table:table-cell table:style-name="ce15" office:value-type="float" office:value="36404914" calcext:value-type="float">
            <text:p>36.404.914 </text:p>
          </table:table-cell>
          <table:table-cell table:style-name="ce15" office:value-type="float" office:value="890212545" calcext:value-type="float">
            <text:p>890.212.545 </text:p>
          </table:table-cell>
          <table:table-cell table:style-name="ce15" office:value-type="float" office:value="3694035404" calcext:value-type="float">
            <text:p>3.694.035.404 </text:p>
          </table:table-cell>
          <table:table-cell table:style-name="ce15" office:value-type="float" office:value="54167695" calcext:value-type="float">
            <text:p>54.167.695 </text:p>
          </table:table-cell>
          <table:table-cell table:style-name="ce15" office:value-type="float" office:value="25185768" calcext:value-type="float">
            <text:p>25.185.768 </text:p>
          </table:table-cell>
          <table:table-cell table:style-name="ce15" office:value-type="float" office:value="5430590" calcext:value-type="float">
            <text:p>5.430.590 </text:p>
          </table:table-cell>
          <table:table-cell table:style-name="ce15" office:value-type="float" office:value="757004361" calcext:value-type="float">
            <text:p>757.004.361 </text:p>
          </table:table-cell>
          <table:table-cell table:style-name="ce15" office:value-type="float" office:value="728806727" calcext:value-type="float">
            <text:p>728.806.727 </text:p>
          </table:table-cell>
          <table:table-cell table:style-name="ce15" office:value-type="float" office:value="41128470" calcext:value-type="float">
            <text:p>41.128.470 </text:p>
          </table:table-cell>
          <table:table-cell table:style-name="ce15" office:value-type="float" office:value="6779578224" calcext:value-type="float">
            <text:p>6.779.578.224 </text:p>
          </table:table-cell>
          <table:table-cell table:style-name="ce15" office:value-type="float" office:value="20561896" calcext:value-type="float">
            <text:p>20.561.896 </text:p>
          </table:table-cell>
          <table:table-cell table:style-name="ce25" office:value-type="float" office:value="17075870441" calcext:value-type="float">
            <text:p>17.075.870.44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547" calcext:value-type="float">
            <text:p>547 </text:p>
          </table:table-cell>
          <table:table-cell table:style-name="ce15" office:value-type="float" office:value="73245" calcext:value-type="float">
            <text:p>73.245 </text:p>
          </table:table-cell>
          <table:table-cell table:style-name="ce15" office:value-type="float" office:value="185780" calcext:value-type="float">
            <text:p>185.780 </text:p>
          </table:table-cell>
          <table:table-cell table:style-name="ce15" office:value-type="float" office:value="21108" calcext:value-type="float">
            <text:p>21.108 </text:p>
          </table:table-cell>
          <table:table-cell table:style-name="ce15" office:value-type="float" office:value="1495886" calcext:value-type="float">
            <text:p>1.495.886 </text:p>
          </table:table-cell>
          <table:table-cell table:style-name="ce15" office:value-type="float" office:value="16651596" calcext:value-type="float">
            <text:p>16.651.596 </text:p>
          </table:table-cell>
          <table:table-cell table:style-name="ce15" office:value-type="float" office:value="347277181" calcext:value-type="float">
            <text:p>347.277.181 </text:p>
          </table:table-cell>
          <table:table-cell table:style-name="ce15" office:value-type="float" office:value="4773843" calcext:value-type="float">
            <text:p>4.773.843 </text:p>
          </table:table-cell>
          <table:table-cell table:style-name="ce15" office:value-type="float" office:value="551340" calcext:value-type="float">
            <text:p>551.340 </text:p>
          </table:table-cell>
          <table:table-cell table:style-name="ce15" office:value-type="float" office:value="38797" calcext:value-type="float">
            <text:p>38.797 </text:p>
          </table:table-cell>
          <table:table-cell table:style-name="ce15" office:value-type="float" office:value="23623040" calcext:value-type="float">
            <text:p>23.623.040 </text:p>
          </table:table-cell>
          <table:table-cell table:style-name="ce15" office:value-type="float" office:value="14421" calcext:value-type="float">
            <text:p>14.421 </text:p>
          </table:table-cell>
          <table:table-cell table:style-name="ce15" office:value-type="float" office:value="150695" calcext:value-type="float">
            <text:p>150.695 </text:p>
          </table:table-cell>
          <table:table-cell table:style-name="ce15" office:value-type="float" office:value="9744883" calcext:value-type="float">
            <text:p>9.744.883 </text:p>
          </table:table-cell>
          <table:table-cell table:style-name="ce15" office:value-type="float" office:value="36226" calcext:value-type="float">
            <text:p>36.226 </text:p>
          </table:table-cell>
          <table:table-cell table:style-name="ce15" office:value-type="float" office:value="9262347" calcext:value-type="float">
            <text:p>9.262.347 </text:p>
          </table:table-cell>
          <table:table-cell table:style-name="ce15" office:value-type="float" office:value="29425" calcext:value-type="float">
            <text:p>29.425 </text:p>
          </table:table-cell>
          <table:table-cell table:style-name="ce15" office:value-type="float" office:value="25738491" calcext:value-type="float">
            <text:p>25.738.491 </text:p>
          </table:table-cell>
          <table:table-cell table:style-name="ce15" office:value-type="float" office:value="174414471" calcext:value-type="float">
            <text:p>174.414.471 </text:p>
          </table:table-cell>
          <table:table-cell table:style-name="ce15" office:value-type="float" office:value="108852" calcext:value-type="float">
            <text:p>108.852 </text:p>
          </table:table-cell>
          <table:table-cell table:style-name="ce15" office:value-type="float" office:value="16660" calcext:value-type="float">
            <text:p>16.660 </text:p>
          </table:table-cell>
          <table:table-cell table:style-name="ce15" office:value-type="float" office:value="7661" calcext:value-type="float">
            <text:p>7.661 </text:p>
          </table:table-cell>
          <table:table-cell table:style-name="ce15" office:value-type="float" office:value="30918768" calcext:value-type="float">
            <text:p>30.918.768 </text:p>
          </table:table-cell>
          <table:table-cell table:style-name="ce15" office:value-type="float" office:value="1458697" calcext:value-type="float">
            <text:p>1.458.697 </text:p>
          </table:table-cell>
          <table:table-cell table:style-name="ce15" office:value-type="float" office:value="1206190" calcext:value-type="float">
            <text:p>1.206.190 </text:p>
          </table:table-cell>
          <table:table-cell table:style-name="ce15" office:value-type="float" office:value="536573594" calcext:value-type="float">
            <text:p>536.573.594 </text:p>
          </table:table-cell>
          <table:table-cell table:style-name="ce15" office:value-type="float" office:value="25660" calcext:value-type="float">
            <text:p>25.660 </text:p>
          </table:table-cell>
          <table:table-cell table:style-name="ce25" office:value-type="float" office:value="1184399404" calcext:value-type="float">
            <text:p>1.184.399.40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7963056" calcext:value-type="float">
            <text:p>7.963.056 </text:p>
          </table:table-cell>
          <table:table-cell table:style-name="ce15" office:value-type="float" office:value="38788698" calcext:value-type="float">
            <text:p>38.788.698 </text:p>
          </table:table-cell>
          <table:table-cell table:style-name="ce15" office:value-type="float" office:value="325886331" calcext:value-type="float">
            <text:p>325.886.331 </text:p>
          </table:table-cell>
          <table:table-cell table:style-name="ce15" office:value-type="float" office:value="6164395" calcext:value-type="float">
            <text:p>6.164.395 </text:p>
          </table:table-cell>
          <table:table-cell table:style-name="ce15" office:value-type="float" office:value="385125276" calcext:value-type="float">
            <text:p>385.125.276 </text:p>
          </table:table-cell>
          <table:table-cell table:style-name="ce15" office:value-type="float" office:value="232974538" calcext:value-type="float">
            <text:p>232.974.538 </text:p>
          </table:table-cell>
          <table:table-cell table:style-name="ce15" office:value-type="float" office:value="394443214" calcext:value-type="float">
            <text:p>394.443.214 </text:p>
          </table:table-cell>
          <table:table-cell table:style-name="ce15" office:value-type="float" office:value="340590690" calcext:value-type="float">
            <text:p>340.590.690 </text:p>
          </table:table-cell>
          <table:table-cell table:style-name="ce15" office:value-type="float" office:value="182409362" calcext:value-type="float">
            <text:p>182.409.362 </text:p>
          </table:table-cell>
          <table:table-cell table:style-name="ce15" office:value-type="float" office:value="191059091" calcext:value-type="float">
            <text:p>191.059.091 </text:p>
          </table:table-cell>
          <table:table-cell table:style-name="ce15" office:value-type="float" office:value="789056982" calcext:value-type="float">
            <text:p>789.056.982 </text:p>
          </table:table-cell>
          <table:table-cell table:style-name="ce15" office:value-type="float" office:value="61773914" calcext:value-type="float">
            <text:p>61.773.914 </text:p>
          </table:table-cell>
          <table:table-cell table:style-name="ce15" office:value-type="float" office:value="94687652" calcext:value-type="float">
            <text:p>94.687.652 </text:p>
          </table:table-cell>
          <table:table-cell table:style-name="ce15" office:value-type="float" office:value="86876561" calcext:value-type="float">
            <text:p>86.876.561 </text:p>
          </table:table-cell>
          <table:table-cell table:style-name="ce15" office:value-type="float" office:value="64586072" calcext:value-type="float">
            <text:p>64.586.072 </text:p>
          </table:table-cell>
          <table:table-cell table:style-name="ce15" office:value-type="float" office:value="427067079" calcext:value-type="float">
            <text:p>427.067.079 </text:p>
          </table:table-cell>
          <table:table-cell table:style-name="ce15" office:value-type="float" office:value="36375488" calcext:value-type="float">
            <text:p>36.375.488 </text:p>
          </table:table-cell>
          <table:table-cell table:style-name="ce15" office:value-type="float" office:value="864474054" calcext:value-type="float">
            <text:p>864.474.054 </text:p>
          </table:table-cell>
          <table:table-cell table:style-name="ce15" office:value-type="float" office:value="3519620933" calcext:value-type="float">
            <text:p>3.519.620.933 </text:p>
          </table:table-cell>
          <table:table-cell table:style-name="ce15" office:value-type="float" office:value="54058843" calcext:value-type="float">
            <text:p>54.058.843 </text:p>
          </table:table-cell>
          <table:table-cell table:style-name="ce15" office:value-type="float" office:value="25169108" calcext:value-type="float">
            <text:p>25.169.108 </text:p>
          </table:table-cell>
          <table:table-cell table:style-name="ce15" office:value-type="float" office:value="5422929" calcext:value-type="float">
            <text:p>5.422.929 </text:p>
          </table:table-cell>
          <table:table-cell table:style-name="ce15" office:value-type="float" office:value="726085593" calcext:value-type="float">
            <text:p>726.085.593 </text:p>
          </table:table-cell>
          <table:table-cell table:style-name="ce15" office:value-type="float" office:value="727348030" calcext:value-type="float">
            <text:p>727.348.030 </text:p>
          </table:table-cell>
          <table:table-cell table:style-name="ce15" office:value-type="float" office:value="39922280" calcext:value-type="float">
            <text:p>39.922.280 </text:p>
          </table:table-cell>
          <table:table-cell table:style-name="ce15" office:value-type="float" office:value="6243004630" calcext:value-type="float">
            <text:p>6.243.004.630 </text:p>
          </table:table-cell>
          <table:table-cell table:style-name="ce15" office:value-type="float" office:value="20536236" calcext:value-type="float">
            <text:p>20.536.236 </text:p>
          </table:table-cell>
          <table:table-cell table:style-name="ce25" office:value-type="float" office:value="15891471038" calcext:value-type="float">
            <text:p>15.891.471.03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NTRIBUIÇÃO PARA O PIS/PASEP</text:p>
          </table:table-cell>
          <table:table-cell table:style-name="ce15" office:value-type="float" office:value="2930557" calcext:value-type="float">
            <text:p>2.930.557 </text:p>
          </table:table-cell>
          <table:table-cell table:style-name="ce15" office:value-type="float" office:value="16183152" calcext:value-type="float">
            <text:p>16.183.152 </text:p>
          </table:table-cell>
          <table:table-cell table:style-name="ce15" office:value-type="float" office:value="84480363" calcext:value-type="float">
            <text:p>84.480.363 </text:p>
          </table:table-cell>
          <table:table-cell table:style-name="ce15" office:value-type="float" office:value="2893686" calcext:value-type="float">
            <text:p>2.893.686 </text:p>
          </table:table-cell>
          <table:table-cell table:style-name="ce15" office:value-type="float" office:value="112344945" calcext:value-type="float">
            <text:p>112.344.945 </text:p>
          </table:table-cell>
          <table:table-cell table:style-name="ce15" office:value-type="float" office:value="69261035" calcext:value-type="float">
            <text:p>69.261.035 </text:p>
          </table:table-cell>
          <table:table-cell table:style-name="ce15" office:value-type="float" office:value="298115267" calcext:value-type="float">
            <text:p>298.115.267 </text:p>
          </table:table-cell>
          <table:table-cell table:style-name="ce15" office:value-type="float" office:value="94559877" calcext:value-type="float">
            <text:p>94.559.877 </text:p>
          </table:table-cell>
          <table:table-cell table:style-name="ce15" office:value-type="float" office:value="63304204" calcext:value-type="float">
            <text:p>63.304.204 </text:p>
          </table:table-cell>
          <table:table-cell table:style-name="ce15" office:value-type="float" office:value="50311277" calcext:value-type="float">
            <text:p>50.311.277 </text:p>
          </table:table-cell>
          <table:table-cell table:style-name="ce15" office:value-type="float" office:value="244595997" calcext:value-type="float">
            <text:p>244.595.997 </text:p>
          </table:table-cell>
          <table:table-cell table:style-name="ce15" office:value-type="float" office:value="20839798" calcext:value-type="float">
            <text:p>20.839.798 </text:p>
          </table:table-cell>
          <table:table-cell table:style-name="ce15" office:value-type="float" office:value="35542978" calcext:value-type="float">
            <text:p>35.542.978 </text:p>
          </table:table-cell>
          <table:table-cell table:style-name="ce15" office:value-type="float" office:value="35339762" calcext:value-type="float">
            <text:p>35.339.762 </text:p>
          </table:table-cell>
          <table:table-cell table:style-name="ce15" office:value-type="float" office:value="20490269" calcext:value-type="float">
            <text:p>20.490.269 </text:p>
          </table:table-cell>
          <table:table-cell table:style-name="ce15" office:value-type="float" office:value="119247862" calcext:value-type="float">
            <text:p>119.247.862 </text:p>
          </table:table-cell>
          <table:table-cell table:style-name="ce15" office:value-type="float" office:value="14206774" calcext:value-type="float">
            <text:p>14.206.774 </text:p>
          </table:table-cell>
          <table:table-cell table:style-name="ce15" office:value-type="float" office:value="235254414" calcext:value-type="float">
            <text:p>235.254.414 </text:p>
          </table:table-cell>
          <table:table-cell table:style-name="ce15" office:value-type="float" office:value="883851475" calcext:value-type="float">
            <text:p>883.851.475 </text:p>
          </table:table-cell>
          <table:table-cell table:style-name="ce15" office:value-type="float" office:value="19038640" calcext:value-type="float">
            <text:p>19.038.640 </text:p>
          </table:table-cell>
          <table:table-cell table:style-name="ce15" office:value-type="float" office:value="11298749" calcext:value-type="float">
            <text:p>11.298.749 </text:p>
          </table:table-cell>
          <table:table-cell table:style-name="ce15" office:value-type="float" office:value="3165949" calcext:value-type="float">
            <text:p>3.165.949 </text:p>
          </table:table-cell>
          <table:table-cell table:style-name="ce15" office:value-type="float" office:value="214347358" calcext:value-type="float">
            <text:p>214.347.358 </text:p>
          </table:table-cell>
          <table:table-cell table:style-name="ce15" office:value-type="float" office:value="185711262" calcext:value-type="float">
            <text:p>185.711.262 </text:p>
          </table:table-cell>
          <table:table-cell table:style-name="ce15" office:value-type="float" office:value="13916833" calcext:value-type="float">
            <text:p>13.916.833 </text:p>
          </table:table-cell>
          <table:table-cell table:style-name="ce15" office:value-type="float" office:value="1704030551" calcext:value-type="float">
            <text:p>1.704.030.551 </text:p>
          </table:table-cell>
          <table:table-cell table:style-name="ce15" office:value-type="float" office:value="7269989" calcext:value-type="float">
            <text:p>7.269.989 </text:p>
          </table:table-cell>
          <table:table-cell table:style-name="ce25" office:value-type="float" office:value="4562533023" calcext:value-type="float">
            <text:p>4.562.533.02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80" calcext:value-type="float">
            <text:p>80 </text:p>
          </table:table-cell>
          <table:table-cell table:style-name="ce15" office:value-type="float" office:value="11888" calcext:value-type="float">
            <text:p>11.888 </text:p>
          </table:table-cell>
          <table:table-cell table:style-name="ce15" office:value-type="float" office:value="30335" calcext:value-type="float">
            <text:p>30.335 </text:p>
          </table:table-cell>
          <table:table-cell table:style-name="ce15" office:value-type="float" office:value="3430" calcext:value-type="float">
            <text:p>3.430 </text:p>
          </table:table-cell>
          <table:table-cell table:style-name="ce15" office:value-type="float" office:value="243289" calcext:value-type="float">
            <text:p>243.289 </text:p>
          </table:table-cell>
          <table:table-cell table:style-name="ce15" office:value-type="float" office:value="2712761" calcext:value-type="float">
            <text:p>2.712.761 </text:p>
          </table:table-cell>
          <table:table-cell table:style-name="ce15" office:value-type="float" office:value="63275339" calcext:value-type="float">
            <text:p>63.275.339 </text:p>
          </table:table-cell>
          <table:table-cell table:style-name="ce15" office:value-type="float" office:value="800660" calcext:value-type="float">
            <text:p>800.660 </text:p>
          </table:table-cell>
          <table:table-cell table:style-name="ce15" office:value-type="float" office:value="89220" calcext:value-type="float">
            <text:p>89.220 </text:p>
          </table:table-cell>
          <table:table-cell table:style-name="ce15" office:value-type="float" office:value="6304" calcext:value-type="float">
            <text:p>6.304 </text:p>
          </table:table-cell>
          <table:table-cell table:style-name="ce15" office:value-type="float" office:value="3789311" calcext:value-type="float">
            <text:p>3.789.311 </text:p>
          </table:table-cell>
          <table:table-cell table:style-name="ce15" office:value-type="float" office:value="2359" calcext:value-type="float">
            <text:p>2.359 </text:p>
          </table:table-cell>
          <table:table-cell table:style-name="ce15" office:value-type="float" office:value="25485" calcext:value-type="float">
            <text:p>25.485 </text:p>
          </table:table-cell>
          <table:table-cell table:style-name="ce15" office:value-type="float" office:value="1589869" calcext:value-type="float">
            <text:p>1.589.869 </text:p>
          </table:table-cell>
          <table:table-cell table:style-name="ce15" office:value-type="float" office:value="6200" calcext:value-type="float">
            <text:p>6.200 </text:p>
          </table:table-cell>
          <table:table-cell table:style-name="ce15" office:value-type="float" office:value="1507748" calcext:value-type="float">
            <text:p>1.507.748 </text:p>
          </table:table-cell>
          <table:table-cell table:style-name="ce15" office:value-type="float" office:value="4773" calcext:value-type="float">
            <text:p>4.773 </text:p>
          </table:table-cell>
          <table:table-cell table:style-name="ce15" office:value-type="float" office:value="4194580" calcext:value-type="float">
            <text:p>4.194.580 </text:p>
          </table:table-cell>
          <table:table-cell table:style-name="ce15" office:value-type="float" office:value="28374839" calcext:value-type="float">
            <text:p>28.374.839 </text:p>
          </table:table-cell>
          <table:table-cell table:style-name="ce15" office:value-type="float" office:value="17550" calcext:value-type="float">
            <text:p>17.550 </text:p>
          </table:table-cell>
          <table:table-cell table:style-name="ce15" office:value-type="float" office:value="2381" calcext:value-type="float">
            <text:p>2.381 </text:p>
          </table:table-cell>
          <table:table-cell table:style-name="ce15" office:value-type="float" office:value="1174" calcext:value-type="float">
            <text:p>1.174 </text:p>
          </table:table-cell>
          <table:table-cell table:style-name="ce15" office:value-type="float" office:value="5202950" calcext:value-type="float">
            <text:p>5.202.950 </text:p>
          </table:table-cell>
          <table:table-cell table:style-name="ce15" office:value-type="float" office:value="243653" calcext:value-type="float">
            <text:p>243.653 </text:p>
          </table:table-cell>
          <table:table-cell table:style-name="ce15" office:value-type="float" office:value="55152" calcext:value-type="float">
            <text:p>55.152 </text:p>
          </table:table-cell>
          <table:table-cell table:style-name="ce15" office:value-type="float" office:value="90757517" calcext:value-type="float">
            <text:p>90.757.517 </text:p>
          </table:table-cell>
          <table:table-cell table:style-name="ce15" office:value-type="float" office:value="4020" calcext:value-type="float">
            <text:p>4.020 </text:p>
          </table:table-cell>
          <table:table-cell table:style-name="ce25" office:value-type="float" office:value="202952866" calcext:value-type="float">
            <text:p>202.952.86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2930477" calcext:value-type="float">
            <text:p>2.930.477 </text:p>
          </table:table-cell>
          <table:table-cell table:style-name="ce15" office:value-type="float" office:value="16171264" calcext:value-type="float">
            <text:p>16.171.264 </text:p>
          </table:table-cell>
          <table:table-cell table:style-name="ce15" office:value-type="float" office:value="84450028" calcext:value-type="float">
            <text:p>84.450.028 </text:p>
          </table:table-cell>
          <table:table-cell table:style-name="ce15" office:value-type="float" office:value="2890256" calcext:value-type="float">
            <text:p>2.890.256 </text:p>
          </table:table-cell>
          <table:table-cell table:style-name="ce15" office:value-type="float" office:value="112101656" calcext:value-type="float">
            <text:p>112.101.656 </text:p>
          </table:table-cell>
          <table:table-cell table:style-name="ce15" office:value-type="float" office:value="66548274" calcext:value-type="float">
            <text:p>66.548.274 </text:p>
          </table:table-cell>
          <table:table-cell table:style-name="ce15" office:value-type="float" office:value="234839928" calcext:value-type="float">
            <text:p>234.839.928 </text:p>
          </table:table-cell>
          <table:table-cell table:style-name="ce15" office:value-type="float" office:value="93759217" calcext:value-type="float">
            <text:p>93.759.217 </text:p>
          </table:table-cell>
          <table:table-cell table:style-name="ce15" office:value-type="float" office:value="63214984" calcext:value-type="float">
            <text:p>63.214.984 </text:p>
          </table:table-cell>
          <table:table-cell table:style-name="ce15" office:value-type="float" office:value="50304973" calcext:value-type="float">
            <text:p>50.304.973 </text:p>
          </table:table-cell>
          <table:table-cell table:style-name="ce15" office:value-type="float" office:value="240806687" calcext:value-type="float">
            <text:p>240.806.687 </text:p>
          </table:table-cell>
          <table:table-cell table:style-name="ce15" office:value-type="float" office:value="20837439" calcext:value-type="float">
            <text:p>20.837.439 </text:p>
          </table:table-cell>
          <table:table-cell table:style-name="ce15" office:value-type="float" office:value="35517493" calcext:value-type="float">
            <text:p>35.517.493 </text:p>
          </table:table-cell>
          <table:table-cell table:style-name="ce15" office:value-type="float" office:value="33749893" calcext:value-type="float">
            <text:p>33.749.893 </text:p>
          </table:table-cell>
          <table:table-cell table:style-name="ce15" office:value-type="float" office:value="20484069" calcext:value-type="float">
            <text:p>20.484.069 </text:p>
          </table:table-cell>
          <table:table-cell table:style-name="ce15" office:value-type="float" office:value="117740114" calcext:value-type="float">
            <text:p>117.740.114 </text:p>
          </table:table-cell>
          <table:table-cell table:style-name="ce15" office:value-type="float" office:value="14202002" calcext:value-type="float">
            <text:p>14.202.002 </text:p>
          </table:table-cell>
          <table:table-cell table:style-name="ce15" office:value-type="float" office:value="231059834" calcext:value-type="float">
            <text:p>231.059.834 </text:p>
          </table:table-cell>
          <table:table-cell table:style-name="ce15" office:value-type="float" office:value="855476636" calcext:value-type="float">
            <text:p>855.476.636 </text:p>
          </table:table-cell>
          <table:table-cell table:style-name="ce15" office:value-type="float" office:value="19021090" calcext:value-type="float">
            <text:p>19.021.090 </text:p>
          </table:table-cell>
          <table:table-cell table:style-name="ce15" office:value-type="float" office:value="11296368" calcext:value-type="float">
            <text:p>11.296.368 </text:p>
          </table:table-cell>
          <table:table-cell table:style-name="ce15" office:value-type="float" office:value="3164775" calcext:value-type="float">
            <text:p>3.164.775 </text:p>
          </table:table-cell>
          <table:table-cell table:style-name="ce15" office:value-type="float" office:value="209144409" calcext:value-type="float">
            <text:p>209.144.409 </text:p>
          </table:table-cell>
          <table:table-cell table:style-name="ce15" office:value-type="float" office:value="185467608" calcext:value-type="float">
            <text:p>185.467.608 </text:p>
          </table:table-cell>
          <table:table-cell table:style-name="ce15" office:value-type="float" office:value="13861681" calcext:value-type="float">
            <text:p>13.861.681 </text:p>
          </table:table-cell>
          <table:table-cell table:style-name="ce15" office:value-type="float" office:value="1613273034" calcext:value-type="float">
            <text:p>1.613.273.034 </text:p>
          </table:table-cell>
          <table:table-cell table:style-name="ce15" office:value-type="float" office:value="7265969" calcext:value-type="float">
            <text:p>7.265.969 </text:p>
          </table:table-cell>
          <table:table-cell table:style-name="ce25" office:value-type="float" office:value="4359580157" calcext:value-type="float">
            <text:p>4.359.580.15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SLL</text:p>
          </table:table-cell>
          <table:table-cell table:style-name="ce15" office:value-type="float" office:value="5108048" calcext:value-type="float">
            <text:p>5.108.048 </text:p>
          </table:table-cell>
          <table:table-cell table:style-name="ce15" office:value-type="float" office:value="19256118" calcext:value-type="float">
            <text:p>19.256.118 </text:p>
          </table:table-cell>
          <table:table-cell table:style-name="ce15" office:value-type="float" office:value="136614967" calcext:value-type="float">
            <text:p>136.614.967 </text:p>
          </table:table-cell>
          <table:table-cell table:style-name="ce15" office:value-type="float" office:value="3500078" calcext:value-type="float">
            <text:p>3.500.078 </text:p>
          </table:table-cell>
          <table:table-cell table:style-name="ce15" office:value-type="float" office:value="153469954" calcext:value-type="float">
            <text:p>153.469.954 </text:p>
          </table:table-cell>
          <table:table-cell table:style-name="ce15" office:value-type="float" office:value="112097383" calcext:value-type="float">
            <text:p>112.097.383 </text:p>
          </table:table-cell>
          <table:table-cell table:style-name="ce15" office:value-type="float" office:value="230434601" calcext:value-type="float">
            <text:p>230.434.601 </text:p>
          </table:table-cell>
          <table:table-cell table:style-name="ce15" office:value-type="float" office:value="98332413" calcext:value-type="float">
            <text:p>98.332.413 </text:p>
          </table:table-cell>
          <table:table-cell table:style-name="ce15" office:value-type="float" office:value="95266185" calcext:value-type="float">
            <text:p>95.266.185 </text:p>
          </table:table-cell>
          <table:table-cell table:style-name="ce15" office:value-type="float" office:value="30968997" calcext:value-type="float">
            <text:p>30.968.997 </text:p>
          </table:table-cell>
          <table:table-cell table:style-name="ce15" office:value-type="float" office:value="410488692" calcext:value-type="float">
            <text:p>410.488.692 </text:p>
          </table:table-cell>
          <table:table-cell table:style-name="ce15" office:value-type="float" office:value="40652316" calcext:value-type="float">
            <text:p>40.652.316 </text:p>
          </table:table-cell>
          <table:table-cell table:style-name="ce15" office:value-type="float" office:value="61304508" calcext:value-type="float">
            <text:p>61.304.508 </text:p>
          </table:table-cell>
          <table:table-cell table:style-name="ce15" office:value-type="float" office:value="62869517" calcext:value-type="float">
            <text:p>62.869.517 </text:p>
          </table:table-cell>
          <table:table-cell table:style-name="ce15" office:value-type="float" office:value="35545670" calcext:value-type="float">
            <text:p>35.545.670 </text:p>
          </table:table-cell>
          <table:table-cell table:style-name="ce15" office:value-type="float" office:value="139520540" calcext:value-type="float">
            <text:p>139.520.540 </text:p>
          </table:table-cell>
          <table:table-cell table:style-name="ce15" office:value-type="float" office:value="23173074" calcext:value-type="float">
            <text:p>23.173.074 </text:p>
          </table:table-cell>
          <table:table-cell table:style-name="ce15" office:value-type="float" office:value="320281531" calcext:value-type="float">
            <text:p>320.281.531 </text:p>
          </table:table-cell>
          <table:table-cell table:style-name="ce15" office:value-type="float" office:value="950426199" calcext:value-type="float">
            <text:p>950.426.199 </text:p>
          </table:table-cell>
          <table:table-cell table:style-name="ce15" office:value-type="float" office:value="37335885" calcext:value-type="float">
            <text:p>37.335.885 </text:p>
          </table:table-cell>
          <table:table-cell table:style-name="ce15" office:value-type="float" office:value="17557960" calcext:value-type="float">
            <text:p>17.557.960 </text:p>
          </table:table-cell>
          <table:table-cell table:style-name="ce15" office:value-type="float" office:value="4951217" calcext:value-type="float">
            <text:p>4.951.217 </text:p>
          </table:table-cell>
          <table:table-cell table:style-name="ce15" office:value-type="float" office:value="380258242" calcext:value-type="float">
            <text:p>380.258.242 </text:p>
          </table:table-cell>
          <table:table-cell table:style-name="ce15" office:value-type="float" office:value="255319966" calcext:value-type="float">
            <text:p>255.319.966 </text:p>
          </table:table-cell>
          <table:table-cell table:style-name="ce15" office:value-type="float" office:value="24042373" calcext:value-type="float">
            <text:p>24.042.373 </text:p>
          </table:table-cell>
          <table:table-cell table:style-name="ce15" office:value-type="float" office:value="2577791410" calcext:value-type="float">
            <text:p>2.577.791.410 </text:p>
          </table:table-cell>
          <table:table-cell table:style-name="ce15" office:value-type="float" office:value="15621502" calcext:value-type="float">
            <text:p>15.621.502 </text:p>
          </table:table-cell>
          <table:table-cell table:style-name="ce25" office:value-type="float" office:value="6242189344" calcext:value-type="float">
            <text:p>6.242.189.34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FINANCEIRAS</text:p>
          </table:table-cell>
          <table:table-cell table:style-name="ce15" office:value-type="float" office:value="3492" calcext:value-type="float">
            <text:p>3.492 </text:p>
          </table:table-cell>
          <table:table-cell table:style-name="ce15" office:value-type="float" office:value="26926" calcext:value-type="float">
            <text:p>26.926 </text:p>
          </table:table-cell>
          <table:table-cell table:style-name="ce15" office:value-type="float" office:value="140093" calcext:value-type="float">
            <text:p>140.093 </text:p>
          </table:table-cell>
          <table:table-cell table:style-name="ce15" office:value-type="float" office:value="45" calcext:value-type="float">
            <text:p>45 </text:p>
          </table:table-cell>
          <table:table-cell table:style-name="ce15" office:value-type="float" office:value="786003" calcext:value-type="float">
            <text:p>786.003 </text:p>
          </table:table-cell>
          <table:table-cell table:style-name="ce15" office:value-type="float" office:value="8458950" calcext:value-type="float">
            <text:p>8.458.950 </text:p>
          </table:table-cell>
          <table:table-cell table:style-name="ce15" office:value-type="float" office:value="15067082" calcext:value-type="float">
            <text:p>15.067.082 </text:p>
          </table:table-cell>
          <table:table-cell table:style-name="ce15" office:value-type="float" office:value="2539687" calcext:value-type="float">
            <text:p>2.539.687 </text:p>
          </table:table-cell>
          <table:table-cell table:style-name="ce15" office:value-type="float" office:value="263484" calcext:value-type="float">
            <text:p>263.484 </text:p>
          </table:table-cell>
          <table:table-cell table:style-name="ce15" office:value-type="float" office:value="10920" calcext:value-type="float">
            <text:p>10.920 </text:p>
          </table:table-cell>
          <table:table-cell table:style-name="ce15" office:value-type="float" office:value="4150823" calcext:value-type="float">
            <text:p>4.150.823 </text:p>
          </table:table-cell>
          <table:table-cell table:style-name="ce15" office:value-type="float" office:value="65898" calcext:value-type="float">
            <text:p>65.898 </text:p>
          </table:table-cell>
          <table:table-cell table:style-name="ce15" office:value-type="float" office:value="232630" calcext:value-type="float">
            <text:p>232.630 </text:p>
          </table:table-cell>
          <table:table-cell table:style-name="ce15" office:value-type="float" office:value="9559091" calcext:value-type="float">
            <text:p>9.559.091 </text:p>
          </table:table-cell>
          <table:table-cell table:style-name="ce15" office:value-type="float" office:value="32846" calcext:value-type="float">
            <text:p>32.846 </text:p>
          </table:table-cell>
          <table:table-cell table:style-name="ce15" office:value-type="float" office:value="4724036" calcext:value-type="float">
            <text:p>4.724.036 </text:p>
          </table:table-cell>
          <table:table-cell table:style-name="ce15" office:value-type="float" office:value="1749" calcext:value-type="float">
            <text:p>1.749 </text:p>
          </table:table-cell>
          <table:table-cell table:style-name="ce15" office:value-type="float" office:value="19965907" calcext:value-type="float">
            <text:p>19.965.907 </text:p>
          </table:table-cell>
          <table:table-cell table:style-name="ce15" office:value-type="float" office:value="104660263" calcext:value-type="float">
            <text:p>104.660.263 </text:p>
          </table:table-cell>
          <table:table-cell table:style-name="ce15" office:value-type="float" office:value="137186" calcext:value-type="float">
            <text:p>137.186 </text:p>
          </table:table-cell>
          <table:table-cell table:style-name="ce15" office:value-type="float" office:value="55566" calcext:value-type="float">
            <text:p>55.566 </text:p>
          </table:table-cell>
          <table:table-cell table:style-name="ce15" office:value-type="float" office:value="6317" calcext:value-type="float">
            <text:p>6.317 </text:p>
          </table:table-cell>
          <table:table-cell table:style-name="ce15" office:value-type="float" office:value="25028581" calcext:value-type="float">
            <text:p>25.028.581 </text:p>
          </table:table-cell>
          <table:table-cell table:style-name="ce15" office:value-type="float" office:value="886759" calcext:value-type="float">
            <text:p>886.759 </text:p>
          </table:table-cell>
          <table:table-cell table:style-name="ce15" office:value-type="float" office:value="592298" calcext:value-type="float">
            <text:p>592.298 </text:p>
          </table:table-cell>
          <table:table-cell table:style-name="ce15" office:value-type="float" office:value="270747783" calcext:value-type="float">
            <text:p>270.747.783 </text:p>
          </table:table-cell>
          <table:table-cell table:style-name="ce15" office:value-type="float" office:value="14050" calcext:value-type="float">
            <text:p>14.050 </text:p>
          </table:table-cell>
          <table:table-cell table:style-name="ce25" office:value-type="float" office:value="468158466" calcext:value-type="float">
            <text:p>468.158.46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DEMAIS</text:p>
          </table:table-cell>
          <table:table-cell table:style-name="ce15" office:value-type="float" office:value="5104557" calcext:value-type="float">
            <text:p>5.104.557 </text:p>
          </table:table-cell>
          <table:table-cell table:style-name="ce15" office:value-type="float" office:value="19229192" calcext:value-type="float">
            <text:p>19.229.192 </text:p>
          </table:table-cell>
          <table:table-cell table:style-name="ce15" office:value-type="float" office:value="136474874" calcext:value-type="float">
            <text:p>136.474.874 </text:p>
          </table:table-cell>
          <table:table-cell table:style-name="ce15" office:value-type="float" office:value="3500034" calcext:value-type="float">
            <text:p>3.500.034 </text:p>
          </table:table-cell>
          <table:table-cell table:style-name="ce15" office:value-type="float" office:value="152683950" calcext:value-type="float">
            <text:p>152.683.950 </text:p>
          </table:table-cell>
          <table:table-cell table:style-name="ce15" office:value-type="float" office:value="103638433" calcext:value-type="float">
            <text:p>103.638.433 </text:p>
          </table:table-cell>
          <table:table-cell table:style-name="ce15" office:value-type="float" office:value="215367519" calcext:value-type="float">
            <text:p>215.367.519 </text:p>
          </table:table-cell>
          <table:table-cell table:style-name="ce15" office:value-type="float" office:value="95792725" calcext:value-type="float">
            <text:p>95.792.725 </text:p>
          </table:table-cell>
          <table:table-cell table:style-name="ce15" office:value-type="float" office:value="95002701" calcext:value-type="float">
            <text:p>95.002.701 </text:p>
          </table:table-cell>
          <table:table-cell table:style-name="ce15" office:value-type="float" office:value="30958077" calcext:value-type="float">
            <text:p>30.958.077 </text:p>
          </table:table-cell>
          <table:table-cell table:style-name="ce15" office:value-type="float" office:value="406337869" calcext:value-type="float">
            <text:p>406.337.869 </text:p>
          </table:table-cell>
          <table:table-cell table:style-name="ce15" office:value-type="float" office:value="40586418" calcext:value-type="float">
            <text:p>40.586.418 </text:p>
          </table:table-cell>
          <table:table-cell table:style-name="ce15" office:value-type="float" office:value="61071878" calcext:value-type="float">
            <text:p>61.071.878 </text:p>
          </table:table-cell>
          <table:table-cell table:style-name="ce15" office:value-type="float" office:value="53310425" calcext:value-type="float">
            <text:p>53.310.425 </text:p>
          </table:table-cell>
          <table:table-cell table:style-name="ce15" office:value-type="float" office:value="35512824" calcext:value-type="float">
            <text:p>35.512.824 </text:p>
          </table:table-cell>
          <table:table-cell table:style-name="ce15" office:value-type="float" office:value="134796505" calcext:value-type="float">
            <text:p>134.796.505 </text:p>
          </table:table-cell>
          <table:table-cell table:style-name="ce15" office:value-type="float" office:value="23171325" calcext:value-type="float">
            <text:p>23.171.325 </text:p>
          </table:table-cell>
          <table:table-cell table:style-name="ce15" office:value-type="float" office:value="300315624" calcext:value-type="float">
            <text:p>300.315.624 </text:p>
          </table:table-cell>
          <table:table-cell table:style-name="ce15" office:value-type="float" office:value="845765936" calcext:value-type="float">
            <text:p>845.765.936 </text:p>
          </table:table-cell>
          <table:table-cell table:style-name="ce15" office:value-type="float" office:value="37198698" calcext:value-type="float">
            <text:p>37.198.698 </text:p>
          </table:table-cell>
          <table:table-cell table:style-name="ce15" office:value-type="float" office:value="17502394" calcext:value-type="float">
            <text:p>17.502.394 </text:p>
          </table:table-cell>
          <table:table-cell table:style-name="ce15" office:value-type="float" office:value="4944900" calcext:value-type="float">
            <text:p>4.944.900 </text:p>
          </table:table-cell>
          <table:table-cell table:style-name="ce15" office:value-type="float" office:value="355229661" calcext:value-type="float">
            <text:p>355.229.661 </text:p>
          </table:table-cell>
          <table:table-cell table:style-name="ce15" office:value-type="float" office:value="254433207" calcext:value-type="float">
            <text:p>254.433.207 </text:p>
          </table:table-cell>
          <table:table-cell table:style-name="ce15" office:value-type="float" office:value="23450075" calcext:value-type="float">
            <text:p>23.450.075 </text:p>
          </table:table-cell>
          <table:table-cell table:style-name="ce15" office:value-type="float" office:value="2307043627" calcext:value-type="float">
            <text:p>2.307.043.627 </text:p>
          </table:table-cell>
          <table:table-cell table:style-name="ce15" office:value-type="float" office:value="15607452" calcext:value-type="float">
            <text:p>15.607.452 </text:p>
          </table:table-cell>
          <table:table-cell table:style-name="ce25" office:value-type="float" office:value="5774030879" calcext:value-type="float">
            <text:p>5.774.030.87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IDE-COMBUSTÍVEIS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2522" calcext:value-type="float">
            <text:p>12.522 </text:p>
          </table:table-cell>
          <table:table-cell table:number-columns-repeated="4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111" calcext:value-type="float">
            <text:p>6.111 </text:p>
          </table:table-cell>
          <table:table-cell table:style-name="ce15" office:value-type="float" office:value="30551" calcext:value-type="float">
            <text:p>30.551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594" calcext:value-type="float">
            <text:p>6.594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3005" calcext:value-type="float">
            <text:p>63.005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1802" calcext:value-type="float">
            <text:p>11.802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49570" calcext:value-type="float">
            <text:p>249.570 </text:p>
          </table:table-cell>
          <table:table-cell table:style-name="ce15" office:value-type="float" office:value="544" calcext:value-type="float">
            <text:p>544 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7802" calcext:value-type="float">
            <text:p>7.802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59567" calcext:value-type="float">
            <text:p>59.567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448068" calcext:value-type="float">
            <text:p>448.06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PSSS - Contrib. p/ o Plano de Segurid. Social Serv. Público</text:p>
          </table:table-cell>
          <table:table-cell table:style-name="ce15" office:value-type="float" office:value="5290508" calcext:value-type="float">
            <text:p>5.290.508 </text:p>
          </table:table-cell>
          <table:table-cell table:style-name="ce15" office:value-type="float" office:value="17050470" calcext:value-type="float">
            <text:p>17.050.470 </text:p>
          </table:table-cell>
          <table:table-cell table:style-name="ce15" office:value-type="float" office:value="18885555" calcext:value-type="float">
            <text:p>18.885.555 </text:p>
          </table:table-cell>
          <table:table-cell table:style-name="ce15" office:value-type="float" office:value="14617022" calcext:value-type="float">
            <text:p>14.617.022 </text:p>
          </table:table-cell>
          <table:table-cell table:style-name="ce15" office:value-type="float" office:value="45138748" calcext:value-type="float">
            <text:p>45.138.748 </text:p>
          </table:table-cell>
          <table:table-cell table:style-name="ce15" office:value-type="float" office:value="36478925" calcext:value-type="float">
            <text:p>36.478.925 </text:p>
          </table:table-cell>
          <table:table-cell table:style-name="ce15" office:value-type="float" office:value="1103934717" calcext:value-type="float">
            <text:p>1.103.934.717 </text:p>
          </table:table-cell>
          <table:table-cell table:style-name="ce15" office:value-type="float" office:value="23216235" calcext:value-type="float">
            <text:p>23.216.235 </text:p>
          </table:table-cell>
          <table:table-cell table:style-name="ce15" office:value-type="float" office:value="29283117" calcext:value-type="float">
            <text:p>29.283.117 </text:p>
          </table:table-cell>
          <table:table-cell table:style-name="ce15" office:value-type="float" office:value="11331518" calcext:value-type="float">
            <text:p>11.331.518 </text:p>
          </table:table-cell>
          <table:table-cell table:style-name="ce15" office:value-type="float" office:value="119889984" calcext:value-type="float">
            <text:p>119.889.984 </text:p>
          </table:table-cell>
          <table:table-cell table:style-name="ce15" office:value-type="float" office:value="17064822" calcext:value-type="float">
            <text:p>17.064.822 </text:p>
          </table:table-cell>
          <table:table-cell table:style-name="ce15" office:value-type="float" office:value="13536871" calcext:value-type="float">
            <text:p>13.536.871 </text:p>
          </table:table-cell>
          <table:table-cell table:style-name="ce15" office:value-type="float" office:value="29877611" calcext:value-type="float">
            <text:p>29.877.611 </text:p>
          </table:table-cell>
          <table:table-cell table:style-name="ce15" office:value-type="float" office:value="38274943" calcext:value-type="float">
            <text:p>38.274.943 </text:p>
          </table:table-cell>
          <table:table-cell table:style-name="ce15" office:value-type="float" office:value="50570093" calcext:value-type="float">
            <text:p>50.570.093 </text:p>
          </table:table-cell>
          <table:table-cell table:style-name="ce15" office:value-type="float" office:value="14972582" calcext:value-type="float">
            <text:p>14.972.582 </text:p>
          </table:table-cell>
          <table:table-cell table:style-name="ce15" office:value-type="float" office:value="54748354" calcext:value-type="float">
            <text:p>54.748.354 </text:p>
          </table:table-cell>
          <table:table-cell table:style-name="ce15" office:value-type="float" office:value="214734284" calcext:value-type="float">
            <text:p>214.734.284 </text:p>
          </table:table-cell>
          <table:table-cell table:style-name="ce15" office:value-type="float" office:value="29952322" calcext:value-type="float">
            <text:p>29.952.322 </text:p>
          </table:table-cell>
          <table:table-cell table:style-name="ce15" office:value-type="float" office:value="14981205" calcext:value-type="float">
            <text:p>14.981.205 </text:p>
          </table:table-cell>
          <table:table-cell table:style-name="ce15" office:value-type="float" office:value="12060081" calcext:value-type="float">
            <text:p>12.060.081 </text:p>
          </table:table-cell>
          <table:table-cell table:style-name="ce15" office:value-type="float" office:value="89254966" calcext:value-type="float">
            <text:p>89.254.966 </text:p>
          </table:table-cell>
          <table:table-cell table:style-name="ce15" office:value-type="float" office:value="41250870" calcext:value-type="float">
            <text:p>41.250.870 </text:p>
          </table:table-cell>
          <table:table-cell table:style-name="ce15" office:value-type="float" office:value="12476214" calcext:value-type="float">
            <text:p>12.476.214 </text:p>
          </table:table-cell>
          <table:table-cell table:style-name="ce15" office:value-type="float" office:value="109799924" calcext:value-type="float">
            <text:p>109.799.924 </text:p>
          </table:table-cell>
          <table:table-cell table:style-name="ce15" office:value-type="float" office:value="6832294" calcext:value-type="float">
            <text:p>6.832.294 </text:p>
          </table:table-cell>
          <table:table-cell table:style-name="ce25" office:value-type="float" office:value="2175504235" calcext:value-type="float">
            <text:p>2.175.504.23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OUTRAS RECEITAS ADMINISTRADAS</text:p>
          </table:table-cell>
          <table:table-cell table:style-name="ce15" office:value-type="float" office:value="1931151" calcext:value-type="float">
            <text:p>1.931.151 </text:p>
          </table:table-cell>
          <table:table-cell table:style-name="ce15" office:value-type="float" office:value="8214876" calcext:value-type="float">
            <text:p>8.214.876 </text:p>
          </table:table-cell>
          <table:table-cell table:style-name="ce15" office:value-type="float" office:value="30748903" calcext:value-type="float">
            <text:p>30.748.903 </text:p>
          </table:table-cell>
          <table:table-cell table:style-name="ce15" office:value-type="float" office:value="1434125" calcext:value-type="float">
            <text:p>1.434.125 </text:p>
          </table:table-cell>
          <table:table-cell table:style-name="ce15" office:value-type="float" office:value="27863913" calcext:value-type="float">
            <text:p>27.863.913 </text:p>
          </table:table-cell>
          <table:table-cell table:style-name="ce15" office:value-type="float" office:value="26041436" calcext:value-type="float">
            <text:p>26.041.436 </text:p>
          </table:table-cell>
          <table:table-cell table:style-name="ce15" office:value-type="float" office:value="464201337" calcext:value-type="float">
            <text:p>464.201.337 </text:p>
          </table:table-cell>
          <table:table-cell table:style-name="ce15" office:value-type="float" office:value="22029851" calcext:value-type="float">
            <text:p>22.029.851 </text:p>
          </table:table-cell>
          <table:table-cell table:style-name="ce15" office:value-type="float" office:value="19644691" calcext:value-type="float">
            <text:p>19.644.691 </text:p>
          </table:table-cell>
          <table:table-cell table:style-name="ce15" office:value-type="float" office:value="6379167" calcext:value-type="float">
            <text:p>6.379.167 </text:p>
          </table:table-cell>
          <table:table-cell table:style-name="ce15" office:value-type="float" office:value="68392576" calcext:value-type="float">
            <text:p>68.392.576 </text:p>
          </table:table-cell>
          <table:table-cell table:style-name="ce15" office:value-type="float" office:value="9094888" calcext:value-type="float">
            <text:p>9.094.888 </text:p>
          </table:table-cell>
          <table:table-cell table:style-name="ce15" office:value-type="float" office:value="14939163" calcext:value-type="float">
            <text:p>14.939.163 </text:p>
          </table:table-cell>
          <table:table-cell table:style-name="ce15" office:value-type="float" office:value="15791703" calcext:value-type="float">
            <text:p>15.791.703 </text:p>
          </table:table-cell>
          <table:table-cell table:style-name="ce15" office:value-type="float" office:value="12930086" calcext:value-type="float">
            <text:p>12.930.086 </text:p>
          </table:table-cell>
          <table:table-cell table:style-name="ce15" office:value-type="float" office:value="19774978" calcext:value-type="float">
            <text:p>19.774.978 </text:p>
          </table:table-cell>
          <table:table-cell table:style-name="ce15" office:value-type="float" office:value="3595673" calcext:value-type="float">
            <text:p>3.595.673 </text:p>
          </table:table-cell>
          <table:table-cell table:style-name="ce15" office:value-type="float" office:value="69855964" calcext:value-type="float">
            <text:p>69.855.964 </text:p>
          </table:table-cell>
          <table:table-cell table:style-name="ce15" office:value-type="float" office:value="577382963" calcext:value-type="float">
            <text:p>577.382.963 </text:p>
          </table:table-cell>
          <table:table-cell table:style-name="ce15" office:value-type="float" office:value="7094431" calcext:value-type="float">
            <text:p>7.094.431 </text:p>
          </table:table-cell>
          <table:table-cell table:style-name="ce15" office:value-type="float" office:value="4307940" calcext:value-type="float">
            <text:p>4.307.940 </text:p>
          </table:table-cell>
          <table:table-cell table:style-name="ce15" office:value-type="float" office:value="1442302" calcext:value-type="float">
            <text:p>1.442.302 </text:p>
          </table:table-cell>
          <table:table-cell table:style-name="ce15" office:value-type="float" office:value="55100340" calcext:value-type="float">
            <text:p>55.100.340 </text:p>
          </table:table-cell>
          <table:table-cell table:style-name="ce15" office:value-type="float" office:value="58090673" calcext:value-type="float">
            <text:p>58.090.673 </text:p>
          </table:table-cell>
          <table:table-cell table:style-name="ce15" office:value-type="float" office:value="6343183" calcext:value-type="float">
            <text:p>6.343.183 </text:p>
          </table:table-cell>
          <table:table-cell table:style-name="ce15" office:value-type="float" office:value="630611696" calcext:value-type="float">
            <text:p>630.611.696 </text:p>
          </table:table-cell>
          <table:table-cell table:style-name="ce15" office:value-type="float" office:value="3174986" calcext:value-type="float">
            <text:p>3.174.986 </text:p>
          </table:table-cell>
          <table:table-cell table:style-name="ce25" office:value-type="float" office:value="2166412995" calcext:value-type="float">
            <text:p>2.166.412.995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9" office:value-type="string" calcext:value-type="string">
            <text:p>SUBTOTAL [A]</text:p>
          </table:table-cell>
          <table:table-cell table:style-name="ce16" office:value-type="float" office:value="47131687" calcext:value-type="float">
            <text:p>47.131.687 </text:p>
          </table:table-cell>
          <table:table-cell table:style-name="ce16" office:value-type="float" office:value="214751585" calcext:value-type="float">
            <text:p>214.751.585 </text:p>
          </table:table-cell>
          <table:table-cell table:style-name="ce16" office:value-type="float" office:value="1029863275" calcext:value-type="float">
            <text:p>1.029.863.275 </text:p>
          </table:table-cell>
          <table:table-cell table:style-name="ce16" office:value-type="float" office:value="46202379" calcext:value-type="float">
            <text:p>46.202.379 </text:p>
          </table:table-cell>
          <table:table-cell table:style-name="ce16" office:value-type="float" office:value="1514906534" calcext:value-type="float">
            <text:p>1.514.906.534 </text:p>
          </table:table-cell>
          <table:table-cell table:style-name="ce16" office:value-type="float" office:value="1034622393" calcext:value-type="float">
            <text:p>1.034.622.393 </text:p>
          </table:table-cell>
          <table:table-cell table:style-name="ce16" office:value-type="float" office:value="6867487487" calcext:value-type="float">
            <text:p>6.867.487.487 </text:p>
          </table:table-cell>
          <table:table-cell table:style-name="ce16" office:value-type="float" office:value="1359320686" calcext:value-type="float">
            <text:p>1.359.320.686 </text:p>
          </table:table-cell>
          <table:table-cell table:style-name="ce16" office:value-type="float" office:value="906705583" calcext:value-type="float">
            <text:p>906.705.583 </text:p>
          </table:table-cell>
          <table:table-cell table:style-name="ce16" office:value-type="float" office:value="424493488" calcext:value-type="float">
            <text:p>424.493.488 </text:p>
          </table:table-cell>
          <table:table-cell table:style-name="ce16" office:value-type="float" office:value="4131959226" calcext:value-type="float">
            <text:p>4.131.959.226 </text:p>
          </table:table-cell>
          <table:table-cell table:style-name="ce16" office:value-type="float" office:value="375874875" calcext:value-type="float">
            <text:p>375.874.875 </text:p>
          </table:table-cell>
          <table:table-cell table:style-name="ce16" office:value-type="float" office:value="469380158" calcext:value-type="float">
            <text:p>469.380.158 </text:p>
          </table:table-cell>
          <table:table-cell table:style-name="ce16" office:value-type="float" office:value="497572404" calcext:value-type="float">
            <text:p>497.572.404 </text:p>
          </table:table-cell>
          <table:table-cell table:style-name="ce16" office:value-type="float" office:value="357922450" calcext:value-type="float">
            <text:p>357.922.450 </text:p>
          </table:table-cell>
          <table:table-cell table:style-name="ce16" office:value-type="float" office:value="1538655298" calcext:value-type="float">
            <text:p>1.538.655.298 </text:p>
          </table:table-cell>
          <table:table-cell table:style-name="ce16" office:value-type="float" office:value="194189162" calcext:value-type="float">
            <text:p>194.189.162 </text:p>
          </table:table-cell>
          <table:table-cell table:style-name="ce16" office:value-type="float" office:value="3839900056" calcext:value-type="float">
            <text:p>3.839.900.056 </text:p>
          </table:table-cell>
          <table:table-cell table:style-name="ce16" office:value-type="float" office:value="13347745769" calcext:value-type="float">
            <text:p>13.347.745.769 </text:p>
          </table:table-cell>
          <table:table-cell table:style-name="ce16" office:value-type="float" office:value="323735843" calcext:value-type="float">
            <text:p>323.735.843 </text:p>
          </table:table-cell>
          <table:table-cell table:style-name="ce16" office:value-type="float" office:value="150600281" calcext:value-type="float">
            <text:p>150.600.281 </text:p>
          </table:table-cell>
          <table:table-cell table:style-name="ce16" office:value-type="float" office:value="47912079" calcext:value-type="float">
            <text:p>47.912.079 </text:p>
          </table:table-cell>
          <table:table-cell table:style-name="ce16" office:value-type="float" office:value="3766539871" calcext:value-type="float">
            <text:p>3.766.539.871 </text:p>
          </table:table-cell>
          <table:table-cell table:style-name="ce16" office:value-type="float" office:value="2951901917" calcext:value-type="float">
            <text:p>2.951.901.917 </text:p>
          </table:table-cell>
          <table:table-cell table:style-name="ce16" office:value-type="float" office:value="233558919" calcext:value-type="float">
            <text:p>233.558.919 </text:p>
          </table:table-cell>
          <table:table-cell table:style-name="ce16" office:value-type="float" office:value="30708124132" calcext:value-type="float">
            <text:p>30.708.124.132 </text:p>
          </table:table-cell>
          <table:table-cell table:style-name="ce16" office:value-type="float" office:value="106778244" calcext:value-type="float">
            <text:p>106.778.244 </text:p>
          </table:table-cell>
          <table:table-cell table:style-name="ce26" office:value-type="float" office:value="76487835782" calcext:value-type="float">
            <text:p>76.487.835.782 </text:p>
          </table:table-cell>
          <table:table-cell table:style-name="ce19"/>
          <table:table-cell table:style-name="ce30" table:number-columns-repeated="994"/>
        </table:table-row>
        <table:table-row table:style-name="ro9">
          <table:table-cell table:style-name="ce10" office:value-type="string" calcext:value-type="string">
            <text:p>RECEITA PREVIDENCIÁRIA [B]</text:p>
          </table:table-cell>
          <table:table-cell table:style-name="ce17" office:value-type="float" office:value="44186744" calcext:value-type="float">
            <text:p>44.186.744 </text:p>
          </table:table-cell>
          <table:table-cell table:style-name="ce17" office:value-type="float" office:value="133024958" calcext:value-type="float">
            <text:p>133.024.958 </text:p>
          </table:table-cell>
          <table:table-cell table:style-name="ce17" office:value-type="float" office:value="217401266" calcext:value-type="float">
            <text:p>217.401.266 </text:p>
          </table:table-cell>
          <table:table-cell table:style-name="ce17" office:value-type="float" office:value="26194103" calcext:value-type="float">
            <text:p>26.194.103 </text:p>
          </table:table-cell>
          <table:table-cell table:style-name="ce17" office:value-type="float" office:value="736544955" calcext:value-type="float">
            <text:p>736.544.955 </text:p>
          </table:table-cell>
          <table:table-cell table:style-name="ce17" office:value-type="float" office:value="580804708" calcext:value-type="float">
            <text:p>580.804.708 </text:p>
          </table:table-cell>
          <table:table-cell table:style-name="ce17" office:value-type="float" office:value="1588420865" calcext:value-type="float">
            <text:p>1.588.420.865 </text:p>
          </table:table-cell>
          <table:table-cell table:style-name="ce17" office:value-type="float" office:value="432202083" calcext:value-type="float">
            <text:p>432.202.083 </text:p>
          </table:table-cell>
          <table:table-cell table:style-name="ce17" office:value-type="float" office:value="415881306" calcext:value-type="float">
            <text:p>415.881.306 </text:p>
          </table:table-cell>
          <table:table-cell table:style-name="ce17" office:value-type="float" office:value="180799173" calcext:value-type="float">
            <text:p>180.799.173 </text:p>
          </table:table-cell>
          <table:table-cell table:style-name="ce17" office:value-type="float" office:value="2117540633" calcext:value-type="float">
            <text:p>2.117.540.633 </text:p>
          </table:table-cell>
          <table:table-cell table:style-name="ce17" office:value-type="float" office:value="248200704" calcext:value-type="float">
            <text:p>248.200.704 </text:p>
          </table:table-cell>
          <table:table-cell table:style-name="ce17" office:value-type="float" office:value="289192623" calcext:value-type="float">
            <text:p>289.192.623 </text:p>
          </table:table-cell>
          <table:table-cell table:style-name="ce17" office:value-type="float" office:value="336719611" calcext:value-type="float">
            <text:p>336.719.611 </text:p>
          </table:table-cell>
          <table:table-cell table:style-name="ce17" office:value-type="float" office:value="197802782" calcext:value-type="float">
            <text:p>197.802.782 </text:p>
          </table:table-cell>
          <table:table-cell table:style-name="ce17" office:value-type="float" office:value="576288275" calcext:value-type="float">
            <text:p>576.288.275 </text:p>
          </table:table-cell>
          <table:table-cell table:style-name="ce17" office:value-type="float" office:value="133968314" calcext:value-type="float">
            <text:p>133.968.314 </text:p>
          </table:table-cell>
          <table:table-cell table:style-name="ce17" office:value-type="float" office:value="1741971626" calcext:value-type="float">
            <text:p>1.741.971.626 </text:p>
          </table:table-cell>
          <table:table-cell table:style-name="ce17" office:value-type="float" office:value="3646471171" calcext:value-type="float">
            <text:p>3.646.471.171 </text:p>
          </table:table-cell>
          <table:table-cell table:style-name="ce17" office:value-type="float" office:value="161464241" calcext:value-type="float">
            <text:p>161.464.241 </text:p>
          </table:table-cell>
          <table:table-cell table:style-name="ce17" office:value-type="float" office:value="95321967" calcext:value-type="float">
            <text:p>95.321.967 </text:p>
          </table:table-cell>
          <table:table-cell table:style-name="ce17" office:value-type="float" office:value="31233798" calcext:value-type="float">
            <text:p>31.233.798 </text:p>
          </table:table-cell>
          <table:table-cell table:style-name="ce17" office:value-type="float" office:value="2015070808" calcext:value-type="float">
            <text:p>2.015.070.808 </text:p>
          </table:table-cell>
          <table:table-cell table:style-name="ce17" office:value-type="float" office:value="1169207077" calcext:value-type="float">
            <text:p>1.169.207.077 </text:p>
          </table:table-cell>
          <table:table-cell table:style-name="ce17" office:value-type="float" office:value="136002930" calcext:value-type="float">
            <text:p>136.002.930 </text:p>
          </table:table-cell>
          <table:table-cell table:style-name="ce17" office:value-type="float" office:value="12002128433" calcext:value-type="float">
            <text:p>12.002.128.433 </text:p>
          </table:table-cell>
          <table:table-cell table:style-name="ce17" office:value-type="float" office:value="57124683" calcext:value-type="float">
            <text:p>57.124.683 </text:p>
          </table:table-cell>
          <table:table-cell table:style-name="ce27" office:value-type="float" office:value="29311169837" calcext:value-type="float">
            <text:p>29.311.169.837 </text:p>
          </table:table-cell>
          <table:table-cell table:style-name="ce19"/>
          <table:table-cell table:style-name="ce30" table:number-columns-repeated="994"/>
        </table:table-row>
        <table:table-row table:style-name="ro9">
          <table:table-cell table:style-name="ce11" office:value-type="string" calcext:value-type="string">
            <text:p><text:s text:c="3"/>PRÓPRIA</text:p>
          </table:table-cell>
          <table:table-cell table:style-name="ce18" office:value-type="float" office:value="41795047" calcext:value-type="float">
            <text:p>41.795.047 </text:p>
          </table:table-cell>
          <table:table-cell table:style-name="ce18" office:value-type="float" office:value="124960132" calcext:value-type="float">
            <text:p>124.960.132 </text:p>
          </table:table-cell>
          <table:table-cell table:style-name="ce18" office:value-type="float" office:value="194576413" calcext:value-type="float">
            <text:p>194.576.413 </text:p>
          </table:table-cell>
          <table:table-cell table:style-name="ce18" office:value-type="float" office:value="24070790" calcext:value-type="float">
            <text:p>24.070.790 </text:p>
          </table:table-cell>
          <table:table-cell table:style-name="ce18" office:value-type="float" office:value="671639480" calcext:value-type="float">
            <text:p>671.639.480 </text:p>
          </table:table-cell>
          <table:table-cell table:style-name="ce18" office:value-type="float" office:value="521252661" calcext:value-type="float">
            <text:p>521.252.661 </text:p>
          </table:table-cell>
          <table:table-cell table:style-name="ce18" office:value-type="float" office:value="1457782725" calcext:value-type="float">
            <text:p>1.457.782.725 </text:p>
          </table:table-cell>
          <table:table-cell table:style-name="ce18" office:value-type="float" office:value="394142722" calcext:value-type="float">
            <text:p>394.142.722 </text:p>
          </table:table-cell>
          <table:table-cell table:style-name="ce18" office:value-type="float" office:value="380520059" calcext:value-type="float">
            <text:p>380.520.059 </text:p>
          </table:table-cell>
          <table:table-cell table:style-name="ce18" office:value-type="float" office:value="166657517" calcext:value-type="float">
            <text:p>166.657.517 </text:p>
          </table:table-cell>
          <table:table-cell table:style-name="ce18" office:value-type="float" office:value="1910378025" calcext:value-type="float">
            <text:p>1.910.378.025 </text:p>
          </table:table-cell>
          <table:table-cell table:style-name="ce18" office:value-type="float" office:value="228886800" calcext:value-type="float">
            <text:p>228.886.800 </text:p>
          </table:table-cell>
          <table:table-cell table:style-name="ce18" office:value-type="float" office:value="261239468" calcext:value-type="float">
            <text:p>261.239.468 </text:p>
          </table:table-cell>
          <table:table-cell table:style-name="ce18" office:value-type="float" office:value="308437941" calcext:value-type="float">
            <text:p>308.437.941 </text:p>
          </table:table-cell>
          <table:table-cell table:style-name="ce18" office:value-type="float" office:value="185352850" calcext:value-type="float">
            <text:p>185.352.850 </text:p>
          </table:table-cell>
          <table:table-cell table:style-name="ce18" office:value-type="float" office:value="517487205" calcext:value-type="float">
            <text:p>517.487.205 </text:p>
          </table:table-cell>
          <table:table-cell table:style-name="ce18" office:value-type="float" office:value="126011551" calcext:value-type="float">
            <text:p>126.011.551 </text:p>
          </table:table-cell>
          <table:table-cell table:style-name="ce18" office:value-type="float" office:value="1560317376" calcext:value-type="float">
            <text:p>1.560.317.376 </text:p>
          </table:table-cell>
          <table:table-cell table:style-name="ce18" office:value-type="float" office:value="3256078225" calcext:value-type="float">
            <text:p>3.256.078.225 </text:p>
          </table:table-cell>
          <table:table-cell table:style-name="ce18" office:value-type="float" office:value="148553141" calcext:value-type="float">
            <text:p>148.553.141 </text:p>
          </table:table-cell>
          <table:table-cell table:style-name="ce18" office:value-type="float" office:value="87822827" calcext:value-type="float">
            <text:p>87.822.827 </text:p>
          </table:table-cell>
          <table:table-cell table:style-name="ce18" office:value-type="float" office:value="29563343" calcext:value-type="float">
            <text:p>29.563.343 </text:p>
          </table:table-cell>
          <table:table-cell table:style-name="ce18" office:value-type="float" office:value="1821663914" calcext:value-type="float">
            <text:p>1.821.663.914 </text:p>
          </table:table-cell>
          <table:table-cell table:style-name="ce18" office:value-type="float" office:value="1047109066" calcext:value-type="float">
            <text:p>1.047.109.066 </text:p>
          </table:table-cell>
          <table:table-cell table:style-name="ce18" office:value-type="float" office:value="126552406" calcext:value-type="float">
            <text:p>126.552.406 </text:p>
          </table:table-cell>
          <table:table-cell table:style-name="ce18" office:value-type="float" office:value="10582592611" calcext:value-type="float">
            <text:p>10.582.592.611 </text:p>
          </table:table-cell>
          <table:table-cell table:style-name="ce18" office:value-type="float" office:value="52991615" calcext:value-type="float">
            <text:p>52.991.615 </text:p>
          </table:table-cell>
          <table:table-cell table:style-name="ce28" office:value-type="float" office:value="26228435909" calcext:value-type="float">
            <text:p>26.228.435.909 </text:p>
          </table:table-cell>
          <table:table-cell table:style-name="ce19"/>
          <table:table-cell table:style-name="ce30" table:number-columns-repeated="994"/>
        </table:table-row>
        <table:table-row table:style-name="ro9">
          <table:table-cell table:style-name="ce11" office:value-type="string" calcext:value-type="string">
            <text:p><text:s text:c="3"/>DEMAIS </text:p>
          </table:table-cell>
          <table:table-cell table:style-name="ce18" office:value-type="float" office:value="2391696" calcext:value-type="float">
            <text:p>2.391.696 </text:p>
          </table:table-cell>
          <table:table-cell table:style-name="ce18" office:value-type="float" office:value="8064826" calcext:value-type="float">
            <text:p>8.064.826 </text:p>
          </table:table-cell>
          <table:table-cell table:style-name="ce18" office:value-type="float" office:value="22824853" calcext:value-type="float">
            <text:p>22.824.853 </text:p>
          </table:table-cell>
          <table:table-cell table:style-name="ce18" office:value-type="float" office:value="2123313" calcext:value-type="float">
            <text:p>2.123.313 </text:p>
          </table:table-cell>
          <table:table-cell table:style-name="ce18" office:value-type="float" office:value="64905475" calcext:value-type="float">
            <text:p>64.905.475 </text:p>
          </table:table-cell>
          <table:table-cell table:style-name="ce18" office:value-type="float" office:value="59552047" calcext:value-type="float">
            <text:p>59.552.047 </text:p>
          </table:table-cell>
          <table:table-cell table:style-name="ce18" office:value-type="float" office:value="130638140" calcext:value-type="float">
            <text:p>130.638.140 </text:p>
          </table:table-cell>
          <table:table-cell table:style-name="ce18" office:value-type="float" office:value="38059361" calcext:value-type="float">
            <text:p>38.059.361 </text:p>
          </table:table-cell>
          <table:table-cell table:style-name="ce18" office:value-type="float" office:value="35361246" calcext:value-type="float">
            <text:p>35.361.246 </text:p>
          </table:table-cell>
          <table:table-cell table:style-name="ce18" office:value-type="float" office:value="14141656" calcext:value-type="float">
            <text:p>14.141.656 </text:p>
          </table:table-cell>
          <table:table-cell table:style-name="ce18" office:value-type="float" office:value="207162608" calcext:value-type="float">
            <text:p>207.162.608 </text:p>
          </table:table-cell>
          <table:table-cell table:style-name="ce18" office:value-type="float" office:value="19313905" calcext:value-type="float">
            <text:p>19.313.905 </text:p>
          </table:table-cell>
          <table:table-cell table:style-name="ce18" office:value-type="float" office:value="27953155" calcext:value-type="float">
            <text:p>27.953.155 </text:p>
          </table:table-cell>
          <table:table-cell table:style-name="ce18" office:value-type="float" office:value="28281670" calcext:value-type="float">
            <text:p>28.281.670 </text:p>
          </table:table-cell>
          <table:table-cell table:style-name="ce18" office:value-type="float" office:value="12449933" calcext:value-type="float">
            <text:p>12.449.933 </text:p>
          </table:table-cell>
          <table:table-cell table:style-name="ce18" office:value-type="float" office:value="58801071" calcext:value-type="float">
            <text:p>58.801.071 </text:p>
          </table:table-cell>
          <table:table-cell table:style-name="ce18" office:value-type="float" office:value="7956763" calcext:value-type="float">
            <text:p>7.956.763 </text:p>
          </table:table-cell>
          <table:table-cell table:style-name="ce18" office:value-type="float" office:value="181654250" calcext:value-type="float">
            <text:p>181.654.250 </text:p>
          </table:table-cell>
          <table:table-cell table:style-name="ce18" office:value-type="float" office:value="390392946" calcext:value-type="float">
            <text:p>390.392.946 </text:p>
          </table:table-cell>
          <table:table-cell table:style-name="ce18" office:value-type="float" office:value="12911100" calcext:value-type="float">
            <text:p>12.911.100 </text:p>
          </table:table-cell>
          <table:table-cell table:style-name="ce18" office:value-type="float" office:value="7499140" calcext:value-type="float">
            <text:p>7.499.140 </text:p>
          </table:table-cell>
          <table:table-cell table:style-name="ce18" office:value-type="float" office:value="1670455" calcext:value-type="float">
            <text:p>1.670.455 </text:p>
          </table:table-cell>
          <table:table-cell table:style-name="ce18" office:value-type="float" office:value="193406894" calcext:value-type="float">
            <text:p>193.406.894 </text:p>
          </table:table-cell>
          <table:table-cell table:style-name="ce18" office:value-type="float" office:value="122098011" calcext:value-type="float">
            <text:p>122.098.011 </text:p>
          </table:table-cell>
          <table:table-cell table:style-name="ce18" office:value-type="float" office:value="9450524" calcext:value-type="float">
            <text:p>9.450.524 </text:p>
          </table:table-cell>
          <table:table-cell table:style-name="ce18" office:value-type="float" office:value="1419535823" calcext:value-type="float">
            <text:p>1.419.535.823 </text:p>
          </table:table-cell>
          <table:table-cell table:style-name="ce18" office:value-type="float" office:value="4133068" calcext:value-type="float">
            <text:p>4.133.068 </text:p>
          </table:table-cell>
          <table:table-cell table:style-name="ce28" office:value-type="float" office:value="3082733928" calcext:value-type="float">
            <text:p>3.082.733.928 </text:p>
          </table:table-cell>
          <table:table-cell table:number-columns-repeated="995"/>
        </table:table-row>
        <table:table-row table:style-name="ro10">
          <table:table-cell table:style-name="ce9" office:value-type="string" calcext:value-type="string">
            <text:p>ADMINISTRADAS PELA RFB [C]=[A]+[B]</text:p>
          </table:table-cell>
          <table:table-cell table:style-name="ce16" office:value-type="float" office:value="91318431" calcext:value-type="float">
            <text:p>91.318.431 </text:p>
          </table:table-cell>
          <table:table-cell table:style-name="ce16" office:value-type="float" office:value="347776543" calcext:value-type="float">
            <text:p>347.776.543 </text:p>
          </table:table-cell>
          <table:table-cell table:style-name="ce16" office:value-type="float" office:value="1247264541" calcext:value-type="float">
            <text:p>1.247.264.541 </text:p>
          </table:table-cell>
          <table:table-cell table:style-name="ce16" office:value-type="float" office:value="72396482" calcext:value-type="float">
            <text:p>72.396.482 </text:p>
          </table:table-cell>
          <table:table-cell table:style-name="ce16" office:value-type="float" office:value="2251451490" calcext:value-type="float">
            <text:p>2.251.451.490 </text:p>
          </table:table-cell>
          <table:table-cell table:style-name="ce16" office:value-type="float" office:value="1615427101" calcext:value-type="float">
            <text:p>1.615.427.101 </text:p>
          </table:table-cell>
          <table:table-cell table:style-name="ce16" office:value-type="float" office:value="8455908352" calcext:value-type="float">
            <text:p>8.455.908.352 </text:p>
          </table:table-cell>
          <table:table-cell table:style-name="ce16" office:value-type="float" office:value="1791522769" calcext:value-type="float">
            <text:p>1.791.522.769 </text:p>
          </table:table-cell>
          <table:table-cell table:style-name="ce16" office:value-type="float" office:value="1322586889" calcext:value-type="float">
            <text:p>1.322.586.889 </text:p>
          </table:table-cell>
          <table:table-cell table:style-name="ce16" office:value-type="float" office:value="605292661" calcext:value-type="float">
            <text:p>605.292.661 </text:p>
          </table:table-cell>
          <table:table-cell table:style-name="ce16" office:value-type="float" office:value="6249499860" calcext:value-type="float">
            <text:p>6.249.499.860 </text:p>
          </table:table-cell>
          <table:table-cell table:style-name="ce16" office:value-type="float" office:value="624075579" calcext:value-type="float">
            <text:p>624.075.579 </text:p>
          </table:table-cell>
          <table:table-cell table:style-name="ce16" office:value-type="float" office:value="758572781" calcext:value-type="float">
            <text:p>758.572.781 </text:p>
          </table:table-cell>
          <table:table-cell table:style-name="ce16" office:value-type="float" office:value="834292015" calcext:value-type="float">
            <text:p>834.292.015 </text:p>
          </table:table-cell>
          <table:table-cell table:style-name="ce16" office:value-type="float" office:value="555725232" calcext:value-type="float">
            <text:p>555.725.232 </text:p>
          </table:table-cell>
          <table:table-cell table:style-name="ce16" office:value-type="float" office:value="2114943573" calcext:value-type="float">
            <text:p>2.114.943.573 </text:p>
          </table:table-cell>
          <table:table-cell table:style-name="ce16" office:value-type="float" office:value="328157476" calcext:value-type="float">
            <text:p>328.157.476 </text:p>
          </table:table-cell>
          <table:table-cell table:style-name="ce16" office:value-type="float" office:value="5581871682" calcext:value-type="float">
            <text:p>5.581.871.682 </text:p>
          </table:table-cell>
          <table:table-cell table:style-name="ce16" office:value-type="float" office:value="16994216940" calcext:value-type="float">
            <text:p>16.994.216.940 </text:p>
          </table:table-cell>
          <table:table-cell table:style-name="ce16" office:value-type="float" office:value="485200085" calcext:value-type="float">
            <text:p>485.200.085 </text:p>
          </table:table-cell>
          <table:table-cell table:style-name="ce16" office:value-type="float" office:value="245922248" calcext:value-type="float">
            <text:p>245.922.248 </text:p>
          </table:table-cell>
          <table:table-cell table:style-name="ce16" office:value-type="float" office:value="79145877" calcext:value-type="float">
            <text:p>79.145.877 </text:p>
          </table:table-cell>
          <table:table-cell table:style-name="ce16" office:value-type="float" office:value="5781610678" calcext:value-type="float">
            <text:p>5.781.610.678 </text:p>
          </table:table-cell>
          <table:table-cell table:style-name="ce16" office:value-type="float" office:value="4121108994" calcext:value-type="float">
            <text:p>4.121.108.994 </text:p>
          </table:table-cell>
          <table:table-cell table:style-name="ce16" office:value-type="float" office:value="369561849" calcext:value-type="float">
            <text:p>369.561.849 </text:p>
          </table:table-cell>
          <table:table-cell table:style-name="ce16" office:value-type="float" office:value="42710252565" calcext:value-type="float">
            <text:p>42.710.252.565 </text:p>
          </table:table-cell>
          <table:table-cell table:style-name="ce16" office:value-type="float" office:value="163902927" calcext:value-type="float">
            <text:p>163.902.927 </text:p>
          </table:table-cell>
          <table:table-cell table:style-name="ce26" office:value-type="float" office:value="105799005619" calcext:value-type="float">
            <text:p>105.799.005.619 </text:p>
          </table:table-cell>
          <table:table-cell table:number-columns-repeated="995"/>
        </table:table-row>
        <table:table-row table:style-name="ro9">
          <table:table-cell table:style-name="ce11" office:value-type="string" calcext:value-type="string">
            <text:p>ADMINISTRADAS POR OUTROS ÓRGÃOS [D]</text:p>
          </table:table-cell>
          <table:table-cell table:style-name="ce15" office:value-type="float" office:value="635040" calcext:value-type="float">
            <text:p>635.040 </text:p>
          </table:table-cell>
          <table:table-cell table:style-name="ce15" office:value-type="float" office:value="3446025" calcext:value-type="float">
            <text:p>3.446.025 </text:p>
          </table:table-cell>
          <table:table-cell table:style-name="ce15" office:value-type="float" office:value="3289082" calcext:value-type="float">
            <text:p>3.289.082 </text:p>
          </table:table-cell>
          <table:table-cell table:style-name="ce15" office:value-type="float" office:value="449099" calcext:value-type="float">
            <text:p>449.099 </text:p>
          </table:table-cell>
          <table:table-cell table:style-name="ce15" office:value-type="float" office:value="13541940" calcext:value-type="float">
            <text:p>13.541.940 </text:p>
          </table:table-cell>
          <table:table-cell table:style-name="ce15" office:value-type="float" office:value="7537857" calcext:value-type="float">
            <text:p>7.537.857 </text:p>
          </table:table-cell>
          <table:table-cell table:style-name="ce15" office:value-type="float" office:value="8325201" calcext:value-type="float">
            <text:p>8.325.201 </text:p>
          </table:table-cell>
          <table:table-cell table:style-name="ce15" office:value-type="float" office:value="6163272" calcext:value-type="float">
            <text:p>6.163.272 </text:p>
          </table:table-cell>
          <table:table-cell table:style-name="ce15" office:value-type="float" office:value="10248452" calcext:value-type="float">
            <text:p>10.248.452 </text:p>
          </table:table-cell>
          <table:table-cell table:style-name="ce15" office:value-type="float" office:value="3982023" calcext:value-type="float">
            <text:p>3.982.023 </text:p>
          </table:table-cell>
          <table:table-cell table:style-name="ce15" office:value-type="float" office:value="32029404" calcext:value-type="float">
            <text:p>32.029.404 </text:p>
          </table:table-cell>
          <table:table-cell table:style-name="ce15" office:value-type="float" office:value="2925047" calcext:value-type="float">
            <text:p>2.925.047 </text:p>
          </table:table-cell>
          <table:table-cell table:style-name="ce15" office:value-type="float" office:value="8312225" calcext:value-type="float">
            <text:p>8.312.225 </text:p>
          </table:table-cell>
          <table:table-cell table:style-name="ce15" office:value-type="float" office:value="4871635" calcext:value-type="float">
            <text:p>4.871.635 </text:p>
          </table:table-cell>
          <table:table-cell table:style-name="ce15" office:value-type="float" office:value="3493199" calcext:value-type="float">
            <text:p>3.493.199 </text:p>
          </table:table-cell>
          <table:table-cell table:style-name="ce15" office:value-type="float" office:value="85534152" calcext:value-type="float">
            <text:p>85.534.152 </text:p>
          </table:table-cell>
          <table:table-cell table:style-name="ce15" office:value-type="float" office:value="1853791" calcext:value-type="float">
            <text:p>1.853.791 </text:p>
          </table:table-cell>
          <table:table-cell table:style-name="ce15" office:value-type="float" office:value="20611924" calcext:value-type="float">
            <text:p>20.611.924 </text:p>
          </table:table-cell>
          <table:table-cell table:style-name="ce15" office:value-type="float" office:value="3089171779" calcext:value-type="float">
            <text:p>3.089.171.779 </text:p>
          </table:table-cell>
          <table:table-cell table:style-name="ce15" office:value-type="float" office:value="2224077" calcext:value-type="float">
            <text:p>2.224.077 </text:p>
          </table:table-cell>
          <table:table-cell table:style-name="ce15" office:value-type="float" office:value="1314949" calcext:value-type="float">
            <text:p>1.314.949 </text:p>
          </table:table-cell>
          <table:table-cell table:style-name="ce15" office:value-type="float" office:value="301992" calcext:value-type="float">
            <text:p>301.992 </text:p>
          </table:table-cell>
          <table:table-cell table:style-name="ce15" office:value-type="float" office:value="24468347" calcext:value-type="float">
            <text:p>24.468.347 </text:p>
          </table:table-cell>
          <table:table-cell table:style-name="ce15" office:value-type="float" office:value="10812525" calcext:value-type="float">
            <text:p>10.812.525 </text:p>
          </table:table-cell>
          <table:table-cell table:style-name="ce15" office:value-type="float" office:value="3970574" calcext:value-type="float">
            <text:p>3.970.574 </text:p>
          </table:table-cell>
          <table:table-cell table:style-name="ce15" office:value-type="float" office:value="91893458" calcext:value-type="float">
            <text:p>91.893.458 </text:p>
          </table:table-cell>
          <table:table-cell table:style-name="ce15" office:value-type="float" office:value="764774" calcext:value-type="float">
            <text:p>764.774 </text:p>
          </table:table-cell>
          <table:table-cell table:style-name="ce25" office:value-type="float" office:value="3442171843" calcext:value-type="float">
            <text:p>3.442.171.843 </text:p>
          </table:table-cell>
          <table:table-cell table:number-columns-repeated="995"/>
        </table:table-row>
        <table:table-row table:style-name="ro10">
          <table:table-cell table:style-name="ce9" office:value-type="string" calcext:value-type="string">
            <text:p>TOTAL GERAL <text:s text:c="2"/>[E]=[C]+[D]</text:p>
          </table:table-cell>
          <table:table-cell table:style-name="ce16" office:value-type="float" office:value="91953471" calcext:value-type="float">
            <text:p>91.953.471 </text:p>
          </table:table-cell>
          <table:table-cell table:style-name="ce16" office:value-type="float" office:value="351222568" calcext:value-type="float">
            <text:p>351.222.568 </text:p>
          </table:table-cell>
          <table:table-cell table:style-name="ce16" office:value-type="float" office:value="1250553623" calcext:value-type="float">
            <text:p>1.250.553.623 </text:p>
          </table:table-cell>
          <table:table-cell table:style-name="ce16" office:value-type="float" office:value="72845581" calcext:value-type="float">
            <text:p>72.845.581 </text:p>
          </table:table-cell>
          <table:table-cell table:style-name="ce16" office:value-type="float" office:value="2264993430" calcext:value-type="float">
            <text:p>2.264.993.430 </text:p>
          </table:table-cell>
          <table:table-cell table:style-name="ce16" office:value-type="float" office:value="1622964958" calcext:value-type="float">
            <text:p>1.622.964.958 </text:p>
          </table:table-cell>
          <table:table-cell table:style-name="ce16" office:value-type="float" office:value="8464233553" calcext:value-type="float">
            <text:p>8.464.233.553 </text:p>
          </table:table-cell>
          <table:table-cell table:style-name="ce16" office:value-type="float" office:value="1797686041" calcext:value-type="float">
            <text:p>1.797.686.041 </text:p>
          </table:table-cell>
          <table:table-cell table:style-name="ce16" office:value-type="float" office:value="1332835341" calcext:value-type="float">
            <text:p>1.332.835.341 </text:p>
          </table:table-cell>
          <table:table-cell table:style-name="ce16" office:value-type="float" office:value="609274685" calcext:value-type="float">
            <text:p>609.274.685 </text:p>
          </table:table-cell>
          <table:table-cell table:style-name="ce16" office:value-type="float" office:value="6281529264" calcext:value-type="float">
            <text:p>6.281.529.264 </text:p>
          </table:table-cell>
          <table:table-cell table:style-name="ce16" office:value-type="float" office:value="627000626" calcext:value-type="float">
            <text:p>627.000.626 </text:p>
          </table:table-cell>
          <table:table-cell table:style-name="ce16" office:value-type="float" office:value="766885006" calcext:value-type="float">
            <text:p>766.885.006 </text:p>
          </table:table-cell>
          <table:table-cell table:style-name="ce16" office:value-type="float" office:value="839163649" calcext:value-type="float">
            <text:p>839.163.649 </text:p>
          </table:table-cell>
          <table:table-cell table:style-name="ce16" office:value-type="float" office:value="559218431" calcext:value-type="float">
            <text:p>559.218.431 </text:p>
          </table:table-cell>
          <table:table-cell table:style-name="ce16" office:value-type="float" office:value="2200477726" calcext:value-type="float">
            <text:p>2.200.477.726 </text:p>
          </table:table-cell>
          <table:table-cell table:style-name="ce16" office:value-type="float" office:value="330011267" calcext:value-type="float">
            <text:p>330.011.267 </text:p>
          </table:table-cell>
          <table:table-cell table:style-name="ce16" office:value-type="float" office:value="5602483606" calcext:value-type="float">
            <text:p>5.602.483.606 </text:p>
          </table:table-cell>
          <table:table-cell table:style-name="ce16" office:value-type="float" office:value="20083388718" calcext:value-type="float">
            <text:p>20.083.388.718 </text:p>
          </table:table-cell>
          <table:table-cell table:style-name="ce16" office:value-type="float" office:value="487424161" calcext:value-type="float">
            <text:p>487.424.161 </text:p>
          </table:table-cell>
          <table:table-cell table:style-name="ce16" office:value-type="float" office:value="247237197" calcext:value-type="float">
            <text:p>247.237.197 </text:p>
          </table:table-cell>
          <table:table-cell table:style-name="ce16" office:value-type="float" office:value="79447869" calcext:value-type="float">
            <text:p>79.447.869 </text:p>
          </table:table-cell>
          <table:table-cell table:style-name="ce16" office:value-type="float" office:value="5806079025" calcext:value-type="float">
            <text:p>5.806.079.025 </text:p>
          </table:table-cell>
          <table:table-cell table:style-name="ce16" office:value-type="float" office:value="4131921519" calcext:value-type="float">
            <text:p>4.131.921.519 </text:p>
          </table:table-cell>
          <table:table-cell table:style-name="ce16" office:value-type="float" office:value="373532424" calcext:value-type="float">
            <text:p>373.532.424 </text:p>
          </table:table-cell>
          <table:table-cell table:style-name="ce16" office:value-type="float" office:value="42802146022" calcext:value-type="float">
            <text:p>42.802.146.022 </text:p>
          </table:table-cell>
          <table:table-cell table:style-name="ce16" office:value-type="float" office:value="164667701" calcext:value-type="float">
            <text:p>164.667.701 </text:p>
          </table:table-cell>
          <table:table-cell table:style-name="ce26" office:value-type="float" office:value="109241177462" calcext:value-type="float">
            <text:p>109.241.177.462 </text:p>
          </table:table-cell>
          <table:table-cell table:number-columns-repeated="995"/>
        </table:table-row>
        <table:table-row table:style-name="ro9">
          <table:table-cell table:number-columns-repeated="1024"/>
        </table:table-row>
        <table:table-row table:style-name="ro2">
          <table:table-cell/>
          <table:table-cell table:style-name="ce19" table:number-columns-repeated="28"/>
          <table:table-cell table:number-columns-repeated="995"/>
        </table:table-row>
        <table:table-row table:style-name="ro1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2" table:number-rows-repeated="2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11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2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1" table:number-rows-repeated="9830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9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loext:fill-character> </loext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loext:fill-character> </loext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loext:fill-character> </loext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07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loext:fill-character> </loext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1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21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223P1" style:volatile="true"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loext:fill-character> </loext:fill-character>
      <number:number number:decimal-places="5" number:min-integer-digits="1" number:grouping="true"/>
      <number:text> </number:text>
    </number:number-style>
    <number:number-style style:name="N226P1" style:volatile="true">
      <loext:fill-character> </loext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loext:fill-character> </loext:fill-character>
      <number:number number:decimal-places="6" number:min-integer-digits="1" number:grouping="true"/>
      <number:text> </number:text>
    </number:number-style>
    <number:number-style style:name="N229P1" style:volatile="true">
      <loext:fill-character> </loext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loext:fill-character> </loext:fill-character>
      <number:number number:decimal-places="7" number:min-integer-digits="1" number:grouping="true"/>
      <number:text> </number:text>
    </number:number-style>
    <number:number-style style:name="N232P1" style:volatile="true">
      <loext:fill-character> </loext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loext:fill-character> </loext:fill-character>
      <number:number number:decimal-places="8" number:min-integer-digits="1" number:grouping="true"/>
      <number:text> </number:text>
    </number:number-style>
    <number:number-style style:name="N235P1" style:volatile="true">
      <loext:fill-character> </loext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loext:fill-character> </loext:fill-character>
      <number:number number:decimal-places="9" number:min-integer-digits="1" number:grouping="true"/>
      <number:text> </number:text>
    </number:number-style>
    <number:number-style style:name="N238P1" style:volatile="true">
      <loext:fill-character> </loext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loext:fill-character> </loext:fill-character>
      <number:number number:decimal-places="10" number:min-integer-digits="1" number:grouping="true"/>
      <number:text> </number:text>
    </number:number-style>
    <number:number-style style:name="N241P1" style:volatile="true">
      <loext:fill-character> </loext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loext:fill-character> </loext:fill-character>
      <number:number number:decimal-places="11" number:min-integer-digits="1" number:grouping="true"/>
      <number:text> </number:text>
    </number:number-style>
    <number:number-style style:name="N244P1" style:volatile="true">
      <loext:fill-character> </loext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loext:fill-character> </loext:fill-character>
      <number:number number:decimal-places="12" number:min-integer-digits="1" number:grouping="true"/>
      <number:text> </number:text>
    </number:number-style>
    <number:number-style style:name="N247P1" style:volatile="true">
      <loext:fill-character> </loext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11:12:09.84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5-05-20T11:16:23.803000000</dc:date>
    <meta:print-date>2011-05-12T16:46:54</meta:print-date>
    <meta:generator>LibreOffice/4.2.5.2$Windows_x86 LibreOffice_project/61cb170a04bb1f12e77c884eab9192be736ec5f5</meta:generator>
    <meta:editing-duration>PT1H6M</meta:editing-duration>
    <meta:editing-cycles>37</meta:editing-cycles>
    <meta:document-statistic meta:table-count="1" meta:cell-count="1163" meta:object-count="2"/>
  </office:meta>
</office:document-meta>
</file>